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29cm" fo:min-width="1.04cm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17cm" fo:min-width="0.731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17cm" fo:min-width="0.73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2cm" fo:min-width="0.41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2cm" fo:min-width="0.411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2cm" fo:min-width="0.413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19cm" fo:min-width="0.412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3cm" fo:min-width="0.756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3cm" fo:min-width="0.755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2cm" fo:min-width="0.755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2cm" fo:min-width="0.756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3cm" fo:min-width="0.757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81cm" fo:min-width="0.756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19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03cm" fo:min-width="0.395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03cm" fo:min-width="0.396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03cm" fo:min-width="0.394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02cm" fo:min-width="0.395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702cm" fo:min-width="0.396cm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5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4.5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4.8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6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8cm" fo:min-width="4.8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4.8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2.8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814cm"/>
    </style:style>
    <style:style style:name="gr3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7.3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5.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5.286cm"/>
    </style:style>
    <style:style style:name="pr5" style:family="presentation" style:parent-style-name="Padrão-subtitle">
      <style:graphic-properties draw:fill-color="#ffffff" fo:min-height="20.2cm"/>
    </style:style>
    <style:style style:name="co1" style:family="table-column">
      <style:table-column-properties style:column-width="2.306cm" style:use-optimal-column-width="false"/>
    </style:style>
    <style:style style:name="co2" style:family="table-column">
      <style:table-column-properties style:column-width="2.315cm" style:use-optimal-column-width="false"/>
    </style:style>
    <style:style style:name="co3" style:family="table-column">
      <style:table-column-properties style:column-width="2.108cm" style:use-optimal-column-width="false"/>
    </style:style>
    <style:style style:name="co4" style:family="table-column">
      <style:table-column-properties style:column-width="2.142cm" style:use-optimal-column-width="false"/>
    </style:style>
    <style:style style:name="ro1" style:family="table-row">
      <style:table-row-properties style:row-height="2.688cm"/>
    </style:style>
    <style:style style:name="ro2" style:family="table-row">
      <style:table-row-properties style:row-height="2.691cm"/>
    </style:style>
    <style:style style:name="ro3" style:family="table-row">
      <style:table-row-properties style:row-height="1.836cm"/>
    </style:style>
    <style:style style:name="ce1" style:family="table-cell">
      <style:paragraph-properties fo:text-align="center"/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ce2" style:family="table-cell">
      <style:text-properties fo:color="#000000"/>
    </style:style>
    <style:style style:name="ce3" style:family="table-cell">
      <style:text-properties fo:color="#ff3333"/>
    </style:style>
    <style:style style:name="ce4" style:family="table-cell">
      <style:paragraph-properties fo:text-align="center"/>
      <style:text-properties fo:color="#000000" style:font-name="Arial" fo:font-size="40pt" fo:font-weight="bold" style:font-size-asian="40pt" style:font-weight-asian="bold" style:font-size-complex="40pt" style:font-weight-complex="bold"/>
    </style:style>
    <style:style style:name="ce5" style:family="table-cell">
      <style:paragraph-properties fo:text-align="center"/>
      <style:text-properties fo:color="#ff3333" style:font-name="Arial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text-align="center"/>
      <style:text-properties style:font-name="Arial" fo:font-size="40pt" fo:font-weight="bold" style:font-size-asian="40pt" style:font-weight-asian="bold" style:font-size-complex="40pt" style:font-weight-complex="bold"/>
    </style:style>
    <style:style style:name="ce7" style:family="table-cell">
      <style:paragraph-properties fo:text-align="center"/>
      <style:text-properties fo:color="#ff3333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  <style:paragraph-properties fo:text-align="center"/>
      <style:text-properties style:font-name="Arial" fo:font-size="24pt"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color="#ff0000" style:font-name="Arial" fo:font-size="24pt" fo:font-weight="bold"/>
    </style:style>
    <style:style style:name="P11" style:family="paragraph">
      <style:paragraph-properties fo:text-align="center"/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style:font-name="Arial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fo:color="#000000" style:font-name="Arial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ff3333"/>
    </style:style>
    <style:style style:name="P15" style:family="paragraph">
      <style:paragraph-properties fo:text-align="center"/>
      <style:text-properties fo:color="#ff3333" style:font-name="Arial"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-color="#ffffff"/>
      <style:paragraph-properties fo:text-align="center"/>
      <style:text-properties style:font-name="Arial" fo:font-size="20pt" fo:font-weight="bold"/>
    </style:style>
    <style:style style:name="P17" style:family="paragraph">
      <loext:graphic-properties draw:fill="none" draw:fill-color="#ffffff"/>
      <style:text-properties style:font-name="Arial1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text-properties fo:color="#000000" style:font-name="Arial1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text-properties style:font-name="Arial" fo:font-size="66pt" fo:font-weight="bold"/>
    </style:style>
    <style:style style:name="P20" style:family="paragraph">
      <loext:graphic-properties draw:fill="none" draw:fill-color="#ffffff"/>
      <style:text-properties fo:color="#ff3333" style:font-name="Arial1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-color="#ffffff"/>
      <style:paragraph-properties fo:text-align="center"/>
      <style:text-properties fo:color="#ff3333" style:font-name="Arial" fo:font-size="20pt" fo:font-weight="bold"/>
    </style:style>
    <style:style style:name="P22" style:family="paragraph">
      <loext:graphic-properties draw:fill="none" draw:fill-color="#ffffff"/>
      <style:text-properties style:font-name="Arial" fo:font-size="48pt" fo:font-weight="bold"/>
    </style:style>
    <style:style style:name="P23" style:family="paragraph">
      <loext:graphic-properties draw:fill="none" draw:fill-color="#ffffff"/>
      <style:text-properties style:font-name="Arial" fo:font-size="66pt" fo:font-weight="bold" style:font-size-asian="66pt" style:font-weight-asian="bold" style:font-size-complex="66pt" style:font-weight-complex="bold"/>
    </style:style>
    <style:style style:name="P24" style:family="paragraph">
      <loext:graphic-properties draw:fill="none" draw:fill-color="#ffffff"/>
      <style:text-properties style:font-name="Arial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ffffff"/>
      <style:paragraph-properties fo:text-align="center"/>
      <style:text-properties fo:color="#000000" style:font-name="Arial" fo:font-size="20pt" fo:font-weight="bold"/>
    </style:style>
    <style:style style:name="P26" style:family="paragraph">
      <loext:graphic-properties draw:fill="none" draw:fill-color="#ffffff"/>
      <style:text-properties style:font-name="Arial" fo:font-size="40pt" fo:font-weight="bold"/>
    </style:style>
    <style:style style:name="P27" style:family="paragraph">
      <loext:graphic-properties draw:fill="none" draw:fill-color="#ffffff"/>
      <style:text-properties style:font-name="Arial" fo:font-size="40pt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text-properties style:font-name="Arial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="none" draw:fill-color="#ffffff"/>
      <style:text-properties style:font-name="Arial" fo:font-size="26pt"/>
    </style:style>
    <style:style style:name="P30" style:family="paragraph">
      <loext:graphic-properties draw:fill="none" draw:fill-color="#ffffff"/>
      <style:text-properties style:font-name="Arial" fo:font-size="36pt"/>
    </style:style>
    <style:style style:name="P31" style:family="paragraph">
      <loext:graphic-properties draw:fill="none"/>
      <style:paragraph-properties fo:text-align="center"/>
      <style:text-properties fo:font-size="40pt"/>
    </style:style>
    <style:style style:name="P32" style:family="paragraph">
      <loext:graphic-properties draw:fill="none" draw:fill-color="#ffffff"/>
      <style:text-properties fo:color="#ff3333" fo:font-size="48pt" fo:font-weight="bold"/>
    </style:style>
    <style:style style:name="P33" style:family="paragraph">
      <loext:graphic-properties draw:fill="none" draw:fill-color="#ffffff"/>
      <style:text-properties fo:color="#99ff66" fo:font-size="48pt" fo:font-weight="bold"/>
    </style:style>
    <style:style style:name="T1" style:family="text">
      <style:text-properties fo:font-size="32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Arial" fo:font-size="24pt" fo:font-weight="bold"/>
    </style:style>
    <style:style style:name="T6" style:family="text">
      <style:text-properties fo:color="#000000" style:font-name="Arial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3333" style:font-name="Arial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0000" style:font-name="Arial" fo:font-size="24pt" fo:font-weight="bold"/>
    </style:style>
    <style:style style:name="T9" style:family="text">
      <style:text-properties fo:color="#ffffff" style:font-name="Arial" fo:font-size="18pt" fo:font-weight="bold" style:font-size-asian="40pt" style:font-weight-asian="bold" style:font-size-complex="40pt" style:font-weight-complex="bold"/>
    </style:style>
    <style:style style:name="T10" style:family="text">
      <style:text-properties fo:color="#000000" style:font-name="Arial" fo:font-size="18pt" fo:font-weight="bold" style:font-size-asian="40pt" style:font-weight-asian="bold" style:font-size-complex="40pt" style:font-weight-complex="bold"/>
    </style:style>
    <style:style style:name="T11" style:family="text">
      <style:text-properties style:font-name="Arial" fo:font-size="18pt" fo:font-weight="bold" style:font-size-asian="40pt" style:font-weight-asian="bold" style:font-size-complex="40pt" style:font-weight-complex="bold"/>
    </style:style>
    <style:style style:name="T12" style:family="text">
      <style:text-properties fo:color="#ff3333" style:font-name="Arial" fo:font-size="18pt" fo:font-weight="bold" style:font-size-asian="40pt" style:font-weight-asian="bold" style:font-size-complex="40pt" style:font-weight-complex="bold"/>
    </style:style>
    <style:style style:name="T13" style:family="text">
      <style:text-properties fo:color="#000000"/>
    </style:style>
    <style:style style:name="T14" style:family="text">
      <style:text-properties style:font-name="Arial" fo:font-size="20pt" fo:font-weight="bold"/>
    </style:style>
    <style:style style:name="T15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00" style:font-name="Arial1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Arial" fo:font-size="66pt" fo:font-weight="bold"/>
    </style:style>
    <style:style style:name="T18" style:family="text">
      <style:text-properties fo:color="#ff3333" style:font-name="Arial1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3333" style:font-name="Arial" fo:font-size="20pt" fo:font-weight="bold"/>
    </style:style>
    <style:style style:name="T20" style:family="text">
      <style:text-properties style:font-name="Arial" fo:font-size="48pt" fo:font-weight="bold"/>
    </style:style>
    <style:style style:name="T21" style:family="text">
      <style:text-properties style:font-name="Arial" fo:font-size="66pt" fo:font-weight="bold" style:font-size-asian="66pt" style:font-weight-asian="bold" style:font-size-complex="66pt" style:font-weight-complex="bold"/>
    </style:style>
    <style:style style:name="T22" style:family="text">
      <style:text-properties style:font-name="Arial" fo:font-size="48pt" fo:font-weight="bold" style:font-size-asian="48pt" style:font-weight-asian="bold" style:font-size-complex="48pt" style:font-weight-complex="bold"/>
    </style:style>
    <style:style style:name="T23" style:family="text">
      <style:text-properties fo:color="#000000" style:font-name="Arial" fo:font-size="20pt" fo:font-weight="bold"/>
    </style:style>
    <style:style style:name="T24" style:family="text">
      <style:text-properties style:font-name="Arial" fo:font-size="40pt" fo:font-weight="bold"/>
    </style:style>
    <style:style style:name="T25" style:family="text">
      <style:text-properties style:font-name="Arial" fo:font-size="40pt" fo:font-weight="bold" style:font-size-asian="48pt" style:font-weight-asian="bold" style:font-size-complex="48pt" style:font-weight-complex="bold"/>
    </style:style>
    <style:style style:name="T26" style:family="text">
      <style:text-properties style:font-name="Arial" fo:font-size="26pt"/>
    </style:style>
    <style:style style:name="T27" style:family="text">
      <style:text-properties style:font-name="Arial" fo:font-size="36pt"/>
    </style:style>
    <style:style style:name="T28" style:family="text">
      <style:text-properties fo:color="#ff3333" fo:font-size="48pt" fo:font-weight="bold"/>
    </style:style>
    <style:style style:name="T29" style:family="text">
      <style:text-properties fo:color="#99ff66" fo:font-size="4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ficação de Huffman</text:p>
          </draw:text-box>
        </draw:frame>
        <draw:frame presentation:style-name="pr2" draw:text-style-name="P2" draw:layer="layout" svg:width="25.799cm" svg:height="15.6cm" svg:x="0.8cm" svg:y="3cm" presentation:class="subtitle" presentation:user-transformed="true">
          <draw:text-box>
            <text:list text:style-name="L1">
              <text:list-item>
                <text:p text:style-name="P1"><text:span text:style-name="T1"><text:tab/></text:span><text:span text:style-name="T1">É um método de compressão que usa as probabilidades de ocorrência dos símbolos no conjunto de dados a ser comprimido para determinar códigos de tamanho variável para cada símbolo.</text:span></text:p>
                <text:p text:style-name="P1"><text:span text:style-name="T1"><text:s/></text:span></text:p>
              </text:list-item>
              <text:list-item>
                <text:p text:style-name="P1"><text:span text:style-name="T1"><text:tab/></text:span><text:span text:style-name="T1">Uma árvore binária completa (árvore de Huffman) é construída recursivame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ficação de Huffman</text:p>
          </draw:text-box>
        </draw:frame>
        <draw:frame presentation:style-name="pr4" draw:text-style-name="P4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gr2" draw:text-style-name="P5" draw:layer="layout" svg:width="20.2cm" svg:height="3.329cm" svg:x="4.4cm" svg:y="5.471cm">
          <draw:text-box>
            <text:p><text:span text:style-name="T2">PARALELEPÍPEDO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ficação de Huffman</text:p>
          </draw:text-box>
        </draw:frame>
        <draw:frame presentation:style-name="pr4" draw:text-style-name="P4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gr2" draw:text-style-name="P5" draw:layer="layout" svg:width="20.2cm" svg:height="3.329cm" svg:x="4.4cm" svg:y="5.471cm">
          <draw:text-box>
            <text:p><text:span text:style-name="T2">PARALELEPÍPEDO</text:span></text:p>
            <text:p/>
          </draw:text-box>
        </draw:frame>
        <draw:frame draw:style-name="standard" draw:layer="layout" svg:width="18.456cm" svg:height="5.378cm" svg:x="4.926cm" svg:y="10.9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P</text:span></text:p>
              </table:table-cell>
              <table:table-cell>
                <text:p text:style-name="P6"><text:span text:style-name="T3">A</text:span></text:p>
              </table:table-cell>
              <table:table-cell>
                <text:p text:style-name="P6"><text:span text:style-name="T3">R</text:span></text:p>
              </table:table-cell>
              <table:table-cell>
                <text:p text:style-name="P6"><text:span text:style-name="T3">L</text:span></text:p>
              </table:table-cell>
              <table:table-cell>
                <text:p text:style-name="P6"><text:span text:style-name="T3">E</text:span></text:p>
              </table:table-cell>
              <table:table-cell>
                <text:p text:style-name="P6"><text:span text:style-name="T3">Í</text:span></text:p>
              </table:table-cell>
              <table:table-cell>
                <text:p text:style-name="P6"><text:span text:style-name="T3">D</text:span></text:p>
              </table:table-cell>
              <table:table-cell>
                <text:p text:style-name="P6"><text:span text:style-name="T3">O</text:span></text:p>
              </table:table-cell>
            </table:table-row>
            <table:table-row table:style-name="ro2" table:default-cell-style-name="bw2">
              <table:table-cell>
                <text:p text:style-name="P6"><text:span text:style-name="T4">3</text:span></text:p>
              </table:table-cell>
              <table:table-cell>
                <text:p text:style-name="P6"><text:span text:style-name="T4">2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5.692cm" svg:height="0.962cm" svg:x="7.508cm" svg:y="9.038cm">
          <draw:text-box>
            <text:p>1. Calcular a frequência de cada caracter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3">R</text:span></text:p>
              </table:table-cell>
              <table:table-cell>
                <text:p text:style-name="P6"><text:span text:style-name="T3">Í</text:span></text:p>
              </table:table-cell>
              <table:table-cell>
                <text:p text:style-name="P6"><text:span text:style-name="T3">D</text:span></text:p>
              </table:table-cell>
              <table:table-cell>
                <text:p text:style-name="P6"><text:span text:style-name="T3">O</text:span></text:p>
              </table:table-cell>
              <table:table-cell>
                <text:p text:style-name="P6"><text:span text:style-name="T3">A</text:span></text:p>
              </table:table-cell>
              <table:table-cell>
                <text:p text:style-name="P6"><text:span text:style-name="T3">L</text:span></text:p>
              </table:table-cell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</table:table-row>
            <table:table-row table:style-name="ro3" table:default-cell-style-name="bw2"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>
                <text:p text:style-name="P6"><text:span text:style-name="T4">2</text:span></text:p>
              </table:table-cell>
              <table:table-cell>
                <text:p text:style-name="P6"><text:span text:style-name="T4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8" xml:id="id1" draw:id="id1" draw:layer="layout" svg:width="2.4cm" svg:height="2.4cm" svg:x="3.2cm" svg:y="16.6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2.4cm" svg:height="2.4cm" svg:x="8.2cm" svg:y="16.6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2.4cm" svg:height="2.4cm" svg:x="5.8cm" svg:y="12.8cm"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4.4cm" svg:y1="16.6cm" svg:x2="6.151cm" svg:y2="14.849cm" draw:start-shape="id1" draw:start-glue-point="4" draw:end-shape="id2" draw:end-glue-point="7" svg:d="M4400 16600l1751-1751" svg:viewBox="0 0 1752 1752">
          <text:p/>
        </draw:connector>
        <draw:connector draw:style-name="gr5" draw:text-style-name="P9" draw:layer="layout" draw:type="line" svg:x1="9.4cm" svg:y1="16.6cm" svg:x2="7.849cm" svg:y2="14.849cm" draw:start-shape="id3" draw:start-glue-point="4" draw:end-shape="id2" draw:end-glue-point="9" svg:d="M9400 16600l-1551-1751" svg:viewBox="0 0 1552 1752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6"><text:span text:style-name="T3">D</text:span></text:p>
              </table:table-cell>
              <table:table-cell>
                <text:p text:style-name="P6"><text:span text:style-name="T3">O</text:span></text:p>
              </table:table-cell>
              <table:table-cell>
                <text:p text:style-name="P6"><text:span text:style-name="T3">A</text:span></text:p>
              </table:table-cell>
              <table:table-cell>
                <text:p text:style-name="P6"><text:span text:style-name="T3">L</text:span></text:p>
              </table:table-cell>
              <table:table-cell/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</table:table-row>
            <table:table-row table:style-name="ro3" table:default-cell-style-name="bw2">
              <table:table-cell/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 table:style-name="ce2">
                <text:p text:style-name="P6"><text:span text:style-name="T6">2</text:span></text:p>
              </table:table-cell>
              <table:table-cell>
                <text:p text:style-name="P6"><text:span text:style-name="T4">2</text:span></text:p>
              </table:table-cell>
              <table:table-cell table:style-name="ce3">
                <text:p text:style-name="P6"><text:span text:style-name="T7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8" xml:id="id4" draw:id="id4" draw:layer="layout" svg:width="2.4cm" svg:height="2.4cm" svg:x="4.401cm" svg:y="16.401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" draw:id="id6" draw:layer="layout" svg:width="2.4cm" svg:height="2.4cm" svg:x="9.401cm" svg:y="16.401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2.4cm" svg:height="2.4cm" svg:x="7.001cm" svg:y="12.60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5.601cm" svg:y1="16.401cm" svg:x2="7.352cm" svg:y2="14.65cm" draw:start-shape="id4" draw:start-glue-point="4" draw:end-shape="id5" draw:end-glue-point="7" svg:d="M5601 16401l1751-1751" svg:viewBox="0 0 1752 1752">
          <text:p/>
        </draw:connector>
        <draw:connector draw:style-name="gr5" draw:text-style-name="P9" draw:layer="layout" draw:type="line" svg:x1="10.601cm" svg:y1="16.401cm" svg:x2="9.05cm" svg:y2="14.65cm" draw:start-shape="id6" draw:start-glue-point="4" draw:end-shape="id5" draw:end-glue-point="9" svg:d="M10601 16401l-1551-1751" svg:viewBox="0 0 1552 1752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6"><text:span text:style-name="T3">D</text:span></text:p>
              </table:table-cell>
              <table:table-cell>
                <text:p text:style-name="P6"><text:span text:style-name="T3">O</text:span></text:p>
              </table:table-cell>
              <table:table-cell>
                <text:p text:style-name="P6"><text:span text:style-name="T3">A</text:span></text:p>
              </table:table-cell>
              <table:table-cell>
                <text:p text:style-name="P6"><text:span text:style-name="T3">L</text:span></text:p>
              </table:table-cell>
              <table:table-cell/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</table:table-row>
            <table:table-row table:style-name="ro3" table:default-cell-style-name="bw2">
              <table:table-cell/>
              <table:table-cell>
                <text:p text:style-name="P6"><text:span text:style-name="T4">1</text:span></text:p>
              </table:table-cell>
              <table:table-cell>
                <text:p text:style-name="P6"><text:span text:style-name="T4">1</text:span></text:p>
              </table:table-cell>
              <table:table-cell table:style-name="ce2">
                <text:p text:style-name="P6"><text:span text:style-name="T6">2</text:span></text:p>
              </table:table-cell>
              <table:table-cell>
                <text:p text:style-name="P6"><text:span text:style-name="T4">2</text:span></text:p>
              </table:table-cell>
              <table:table-cell table:style-name="ce3">
                <text:p text:style-name="P6"><text:span text:style-name="T7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" draw:text-style-name="P8" xml:id="id7" draw:id="id7" draw:layer="layout" svg:width="2.4cm" svg:height="2.4cm" svg:x="5.001cm" svg:y="17.6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9" draw:id="id9" draw:layer="layout" svg:width="2.4cm" svg:height="2.4cm" svg:x="10.001cm" svg:y="17.6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8" draw:id="id8" draw:layer="layout" svg:width="2.4cm" svg:height="2.4cm" svg:x="7.601cm" svg:y="13.8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6.201cm" svg:y1="17.6cm" svg:x2="7.952cm" svg:y2="15.849cm" draw:start-shape="id7" draw:start-glue-point="4" draw:end-shape="id8" draw:end-glue-point="7" svg:d="M6201 17600l1751-1751" svg:viewBox="0 0 1752 1752">
          <text:p/>
        </draw:connector>
        <draw:connector draw:style-name="gr5" draw:text-style-name="P9" draw:layer="layout" draw:type="line" svg:x1="11.201cm" svg:y1="17.6cm" svg:x2="9.65cm" svg:y2="15.849cm" draw:start-shape="id9" draw:start-glue-point="4" draw:end-shape="id8" draw:end-glue-point="9" svg:d="M11201 17600l-1551-1751" svg:viewBox="0 0 1552 1752">
          <text:p/>
        </draw:connector>
        <draw:custom-shape draw:style-name="gr4" draw:text-style-name="P8" xml:id="id10" draw:id="id10" draw:layer="layout" svg:width="2.4cm" svg:height="2.4cm" svg:x="15.2cm" svg:y="17.599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2" draw:id="id12" draw:layer="layout" svg:width="2.4cm" svg:height="2.4cm" svg:x="20.2cm" svg:y="17.599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1" draw:id="id11" draw:layer="layout" svg:width="2.4cm" svg:height="2.4cm" svg:x="17.8cm" svg:y="13.799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6.4cm" svg:y1="17.599cm" svg:x2="18.151cm" svg:y2="15.848cm" draw:start-shape="id10" draw:start-glue-point="4" draw:end-shape="id11" draw:end-glue-point="7" svg:d="M16400 17599l1751-1751" svg:viewBox="0 0 1752 1752">
          <text:p/>
        </draw:connector>
        <draw:connector draw:style-name="gr5" draw:text-style-name="P9" draw:layer="layout" draw:type="line" svg:x1="21.4cm" svg:y1="17.599cm" svg:x2="19.849cm" svg:y2="15.848cm" draw:start-shape="id12" draw:start-glue-point="4" draw:end-shape="id11" draw:end-glue-point="9" svg:d="M21400 17599l-1551-1751" svg:viewBox="0 0 1552 175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6"><text:span text:style-name="T3">A</text:span></text:p>
              </table:table-cell>
              <table:table-cell>
                <text:p text:style-name="P6"><text:span text:style-name="T3">L</text:span></text:p>
              </table:table-cell>
              <table:table-cell/>
              <table:table-cell/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</table:table-row>
            <table:table-row table:style-name="ro3" table:default-cell-style-name="bw2">
              <table:table-cell/>
              <table:table-cell/>
              <table:table-cell table:style-name="ce4">
                <text:p text:style-name="P6"><text:span text:style-name="T6">2</text:span></text:p>
              </table:table-cell>
              <table:table-cell table:style-name="ce4">
                <text:p text:style-name="P6"><text:span text:style-name="T6">2</text:span></text:p>
              </table:table-cell>
              <table:table-cell table:style-name="ce5">
                <text:p text:style-name="P6"><text:span text:style-name="T7">2</text:span></text:p>
              </table:table-cell>
              <table:table-cell table:style-name="ce5">
                <text:p text:style-name="P6"><text:span text:style-name="T7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8" xml:id="id13" draw:id="id13" draw:layer="layout" svg:width="2.4cm" svg:height="2.4cm" svg:x="5.001cm" svg:y="17.6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5" draw:id="id15" draw:layer="layout" svg:width="2.4cm" svg:height="2.4cm" svg:x="10.001cm" svg:y="17.6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4" draw:id="id14" draw:layer="layout" svg:width="2.4cm" svg:height="2.4cm" svg:x="7.601cm" svg:y="13.8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6.201cm" svg:y1="17.6cm" svg:x2="7.952cm" svg:y2="15.849cm" draw:start-shape="id13" draw:start-glue-point="4" draw:end-shape="id14" draw:end-glue-point="7" svg:d="M6201 17600l1751-1751" svg:viewBox="0 0 1752 1752">
          <text:p/>
        </draw:connector>
        <draw:connector draw:style-name="gr5" draw:text-style-name="P9" draw:layer="layout" draw:type="line" svg:x1="11.201cm" svg:y1="17.6cm" svg:x2="9.65cm" svg:y2="15.849cm" draw:start-shape="id15" draw:start-glue-point="4" draw:end-shape="id14" draw:end-glue-point="9" svg:d="M11201 17600l-1551-1751" svg:viewBox="0 0 1552 1752">
          <text:p/>
        </draw:connector>
        <draw:custom-shape draw:style-name="gr4" draw:text-style-name="P8" xml:id="id16" draw:id="id16" draw:layer="layout" svg:width="2.4cm" svg:height="2.4cm" svg:x="15.2cm" svg:y="17.599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8" draw:id="id18" draw:layer="layout" svg:width="2.4cm" svg:height="2.4cm" svg:x="20.2cm" svg:y="17.599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7" draw:id="id17" draw:layer="layout" svg:width="2.4cm" svg:height="2.4cm" svg:x="17.8cm" svg:y="13.799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6.4cm" svg:y1="17.599cm" svg:x2="18.151cm" svg:y2="15.848cm" draw:start-shape="id16" draw:start-glue-point="4" draw:end-shape="id17" draw:end-glue-point="7" svg:d="M16400 17599l1751-1751" svg:viewBox="0 0 1752 1752">
          <text:p/>
        </draw:connector>
        <draw:connector draw:style-name="gr5" draw:text-style-name="P9" draw:layer="layout" draw:type="line" svg:x1="21.4cm" svg:y1="17.599cm" svg:x2="19.849cm" svg:y2="15.848cm" draw:start-shape="id18" draw:start-glue-point="4" draw:end-shape="id17" draw:end-glue-point="9" svg:d="M21400 17599l-1551-1751" svg:viewBox="0 0 1552 175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>
                <text:p text:style-name="P6"><text:span text:style-name="T9">A</text:span></text:p>
              </table:table-cell>
              <table:table-cell>
                <text:p text:style-name="P6"><text:span text:style-name="T9">L</text:span></text:p>
              </table:table-cell>
              <table:table-cell>
                <text:p text:style-name="P6"><text:span text:style-name="T9">P</text:span></text:p>
              </table:table-cell>
              <table:table-cell>
                <text:p text:style-name="P6"><text:span text:style-name="T9">E</text:span></text:p>
              </table:table-cell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>
                <text:p text:style-name="P6"><text:span text:style-name="T10">2</text:span></text:p>
              </table:table-cell>
              <table:table-cell>
                <text:p text:style-name="P6"><text:span text:style-name="T11">2</text:span></text:p>
              </table:table-cell>
              <table:table-cell>
                <text:p text:style-name="P6"><text:span text:style-name="T11">3</text:span></text:p>
              </table:table-cell>
              <table:table-cell>
                <text:p text:style-name="P6"><text:span text:style-name="T11">3</text:span></text:p>
              </table:table-cell>
              <table:table-cell table:style-name="ce3">
                <text:p text:style-name="P6"><text:span text:style-name="T12">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6" draw:text-style-name="P8" xml:id="id19" draw:id="id19" draw:layer="layout" svg:width="1.963cm" svg:height="2.013cm" svg:x="9.801cm" svg:y="17.587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1" draw:id="id21" draw:layer="layout" svg:width="1.963cm" svg:height="2.013cm" svg:x="13.892cm" svg:y="17.587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0" draw:id="id20" draw:layer="layout" svg:width="1.963cm" svg:height="2.013cm" svg:x="11.929cm" svg:y="14.40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0.783cm" svg:y1="17.587cm" svg:x2="12.216cm" svg:y2="16.12cm" draw:start-shape="id19" draw:start-glue-point="4" draw:end-shape="id20" draw:end-glue-point="7" svg:d="M10783 17587l1433-1467" svg:viewBox="0 0 1434 1468">
          <text:p/>
        </draw:connector>
        <draw:connector draw:style-name="gr5" draw:text-style-name="P9" draw:layer="layout" draw:type="line" svg:x1="14.874cm" svg:y1="17.587cm" svg:x2="13.605cm" svg:y2="16.12cm" draw:start-shape="id21" draw:start-glue-point="4" draw:end-shape="id20" draw:end-glue-point="9" svg:d="M14874 17587l-1269-1467" svg:viewBox="0 0 1270 1468">
          <text:p/>
        </draw:connector>
        <draw:custom-shape draw:style-name="gr6" draw:text-style-name="P8" xml:id="id22" draw:id="id22" draw:layer="layout" svg:width="1.963cm" svg:height="2.013cm" svg:x="18.146cm" svg:y="17.586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4" draw:id="id24" draw:layer="layout" svg:width="1.963cm" svg:height="2.013cm" svg:x="22.237cm" svg:y="17.586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3" draw:id="id23" draw:layer="layout" svg:width="1.964cm" svg:height="2.013cm" svg:x="20.273cm" svg:y="14.4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128cm" svg:y1="17.586cm" svg:x2="20.56cm" svg:y2="16.119cm" draw:start-shape="id22" draw:start-glue-point="4" draw:end-shape="id23" draw:end-glue-point="7" svg:d="M19128 17586l1432-1467" svg:viewBox="0 0 1433 1468">
          <text:p/>
        </draw:connector>
        <draw:connector draw:style-name="gr5" draw:text-style-name="P9" draw:layer="layout" draw:type="line" svg:x1="23.219cm" svg:y1="17.586cm" svg:x2="21.95cm" svg:y2="16.119cm" draw:start-shape="id24" draw:start-glue-point="4" draw:end-shape="id23" draw:end-glue-point="9" svg:d="M23219 17586l-1269-1467" svg:viewBox="0 0 1270 1468">
          <text:p/>
        </draw:connector>
        <draw:custom-shape draw:style-name="gr6" draw:text-style-name="P8" xml:id="id25" draw:id="id25" draw:layer="layout" svg:width="1.963cm" svg:height="2.013cm" svg:x="2.346cm" svg:y="14.186cm">
          <text:p text:style-name="P6"><text:span text:style-name="T5">A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7" draw:id="id27" draw:layer="layout" svg:width="1.963cm" svg:height="2.013cm" svg:x="6.437cm" svg:y="14.186cm">
          <text:p text:style-name="P6"><text:span text:style-name="T5">L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6" draw:id="id26" draw:layer="layout" svg:width="1.964cm" svg:height="2.013cm" svg:x="4.473cm" svg:y="11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328cm" svg:y1="14.186cm" svg:x2="4.76cm" svg:y2="12.719cm" draw:start-shape="id25" draw:start-glue-point="4" draw:end-shape="id26" draw:end-glue-point="7" svg:d="M3328 14186l1432-1467" svg:viewBox="0 0 1433 1468">
          <text:p/>
        </draw:connector>
        <draw:connector draw:style-name="gr5" draw:text-style-name="P9" draw:layer="layout" draw:type="line" svg:x1="7.419cm" svg:y1="14.186cm" svg:x2="6.15cm" svg:y2="12.719cm" draw:start-shape="id27" draw:start-glue-point="4" draw:end-shape="id26" draw:end-glue-point="9" svg:d="M7419 14186l-1269-1467" svg:viewBox="0 0 1270 1468">
          <text:p/>
        </draw:connector>
        <draw:frame draw:style-name="standard" draw:layer="layout" svg:width="16.897cm" svg:height="3.671cm" svg:x="5.51cm" svg:y="0.508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1">A</text:p>
              </table:table-cell>
              <table:table-cell>
                <text:p text:style-name="P11">L</text:p>
              </table:table-cell>
              <table:table-cell/>
              <table:table-cell/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  <table:table-cell/>
            </table:table-row>
            <table:table-row table:style-name="ro3" table:default-cell-style-name="bw2">
              <table:table-cell/>
              <table:table-cell table:style-name="ce6">
                <text:p text:style-name="P12">2</text:p>
              </table:table-cell>
              <table:table-cell table:style-name="ce4">
                <text:p text:style-name="P13"><text:span text:style-name="T13">2</text:span></text:p>
              </table:table-cell>
              <table:table-cell table:style-name="ce7">
                <text:p text:style-name="P14"><text:span text:style-name="T4">2</text:span></text:p>
              </table:table-cell>
              <table:table-cell table:style-name="ce7">
                <text:p text:style-name="P14"><text:span text:style-name="T4">2</text:span>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  <table:table-cell table:style-name="ce3">
                <text:p text:style-name="P6"><text:span text:style-name="T7">4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>
                <text:p text:style-name="P6"><text:span text:style-name="T3">P</text:span></text:p>
              </table:table-cell>
              <table:table-cell>
                <text:p text:style-name="P6"><text:span text:style-name="T3">E</text:span></text:p>
              </table:table-cell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5">
                <text:p text:style-name="P15">2</text:p>
              </table:table-cell>
              <table:table-cell table:style-name="ce5">
                <text:p text:style-name="P15">2</text:p>
              </table:table-cell>
              <table:table-cell>
                <text:p text:style-name="P6"><text:span text:style-name="T4">3</text:span></text:p>
              </table:table-cell>
              <table:table-cell>
                <text:p text:style-name="P6"><text:span text:style-name="T4">3</text:span></text:p>
              </table:table-cell>
              <table:table-cell table:style-name="ce3">
                <text:p text:style-name="P6"><text:span text:style-name="T7">4</text:span></text:p>
              </table:table-cell>
              <table:table-cell table:style-name="ce3">
                <text:p text:style-name="P6"><text:span text:style-name="T7">4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6" draw:text-style-name="P8" xml:id="id28" draw:id="id28" draw:layer="layout" svg:width="1.963cm" svg:height="2.013cm" svg:x="10.4cm" svg:y="17.787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0" draw:id="id30" draw:layer="layout" svg:width="1.963cm" svg:height="2.013cm" svg:x="14.491cm" svg:y="17.787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9" draw:id="id29" draw:layer="layout" svg:width="1.963cm" svg:height="2.013cm" svg:x="12.528cm" svg:y="14.60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382cm" svg:y1="17.787cm" svg:x2="12.815cm" svg:y2="16.32cm" draw:start-shape="id28" draw:start-glue-point="4" draw:end-shape="id29" draw:end-glue-point="7" svg:d="M11382 17787l1433-1467" svg:viewBox="0 0 1434 1468">
          <text:p/>
        </draw:connector>
        <draw:connector draw:style-name="gr5" draw:text-style-name="P9" draw:layer="layout" draw:type="line" svg:x1="15.473cm" svg:y1="17.787cm" svg:x2="14.204cm" svg:y2="16.32cm" draw:start-shape="id30" draw:start-glue-point="4" draw:end-shape="id29" draw:end-glue-point="9" svg:d="M15473 17787l-1269-1467" svg:viewBox="0 0 1270 1468">
          <text:p/>
        </draw:connector>
        <draw:custom-shape draw:style-name="gr6" draw:text-style-name="P8" xml:id="id31" draw:id="id31" draw:layer="layout" svg:width="1.963cm" svg:height="2.013cm" svg:x="18.745cm" svg:y="17.786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3" draw:id="id33" draw:layer="layout" svg:width="1.963cm" svg:height="2.013cm" svg:x="22.836cm" svg:y="17.786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2" draw:id="id32" draw:layer="layout" svg:width="1.964cm" svg:height="2.013cm" svg:x="20.872cm" svg:y="14.6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727cm" svg:y1="17.786cm" svg:x2="21.159cm" svg:y2="16.319cm" draw:start-shape="id31" draw:start-glue-point="4" draw:end-shape="id32" draw:end-glue-point="7" svg:d="M19727 17786l1432-1467" svg:viewBox="0 0 1433 1468">
          <text:p/>
        </draw:connector>
        <draw:connector draw:style-name="gr5" draw:text-style-name="P9" draw:layer="layout" draw:type="line" svg:x1="23.818cm" svg:y1="17.786cm" svg:x2="22.549cm" svg:y2="16.319cm" draw:start-shape="id33" draw:start-glue-point="4" draw:end-shape="id32" draw:end-glue-point="9" svg:d="M23818 17786l-1269-1467" svg:viewBox="0 0 1270 1468">
          <text:p/>
        </draw:connector>
        <draw:custom-shape draw:style-name="gr7" draw:text-style-name="P10" xml:id="id34" draw:id="id34" draw:layer="layout" svg:width="1.964cm" svg:height="2.013cm" svg:x="16.799cm" svg:y="11.2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1cm" svg:y1="14.601cm" svg:x2="17.086cm" svg:y2="12.919cm" draw:start-shape="id29" draw:start-glue-point="4" draw:end-shape="id34" draw:end-glue-point="7" svg:d="M13510 14601l3576-1682" svg:viewBox="0 0 3577 1683">
          <text:p/>
        </draw:connector>
        <draw:connector draw:style-name="gr5" draw:text-style-name="P9" draw:layer="layout" draw:type="line" svg:x1="21.854cm" svg:y1="14.6cm" svg:x2="18.476cm" svg:y2="12.919cm" draw:start-shape="id32" draw:start-glue-point="4" draw:end-shape="id34" draw:end-glue-point="9" svg:d="M21854 14600l-3378-1681" svg:viewBox="0 0 3379 1682">
          <text:p/>
        </draw:connector>
        <draw:custom-shape draw:style-name="gr6" draw:text-style-name="P8" xml:id="id35" draw:id="id35" draw:layer="layout" svg:width="1.963cm" svg:height="2.013cm" svg:x="3cm" svg:y="14.187cm">
          <text:p text:style-name="P6"><text:span text:style-name="T5">A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7" draw:id="id37" draw:layer="layout" svg:width="1.963cm" svg:height="2.013cm" svg:x="7.091cm" svg:y="14.187cm">
          <text:p text:style-name="P6"><text:span text:style-name="T5">L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6" draw:id="id36" draw:layer="layout" svg:width="1.964cm" svg:height="2.013cm" svg:x="5.127cm" svg:y="11.001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982cm" svg:y1="14.187cm" svg:x2="5.414cm" svg:y2="12.72cm" draw:start-shape="id35" draw:start-glue-point="4" draw:end-shape="id36" draw:end-glue-point="7" svg:d="M3982 14187l1432-1467" svg:viewBox="0 0 1433 1468">
          <text:p/>
        </draw:connector>
        <draw:connector draw:style-name="gr5" draw:text-style-name="P9" draw:layer="layout" draw:type="line" svg:x1="8.073cm" svg:y1="14.187cm" svg:x2="6.804cm" svg:y2="12.72cm" draw:start-shape="id37" draw:start-glue-point="4" draw:end-shape="id36" draw:end-glue-point="9" svg:d="M8073 14187l-1269-1467" svg:viewBox="0 0 1270 146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>
                <text:p text:style-name="P11">P</text:p>
              </table:table-cell>
              <table:table-cell>
                <text:p text:style-name="P11">E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 table:style-name="bw2"/>
              <table:table-cell table:style-name="bw2"/>
              <table:table-cell/>
              <table:table-cell table:style-name="ce4">
                <text:p text:style-name="P13">3</text:p>
              </table:table-cell>
              <table:table-cell table:style-name="ce6">
                <text:p text:style-name="P12">3</text:p>
              </table:table-cell>
              <table:table-cell>
                <text:p text:style-name="P6"><text:span text:style-name="T7">4</text:span></text:p>
              </table:table-cell>
              <table:table-cell>
                <text:p text:style-name="P6"><text:span text:style-name="T7">4</text:span></text:p>
              </table:table-cell>
              <table:table-cell>
                <text:p text:style-name="P6"><text:span text:style-name="T7">6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6" draw:text-style-name="P8" xml:id="id38" draw:id="id38" draw:layer="layout" svg:width="1.963cm" svg:height="2.013cm" svg:x="10.4cm" svg:y="17.787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0" draw:id="id40" draw:layer="layout" svg:width="1.963cm" svg:height="2.013cm" svg:x="14.491cm" svg:y="17.787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9" draw:id="id39" draw:layer="layout" svg:width="1.963cm" svg:height="2.013cm" svg:x="12.528cm" svg:y="14.60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382cm" svg:y1="17.787cm" svg:x2="12.815cm" svg:y2="16.32cm" draw:start-shape="id38" draw:start-glue-point="4" draw:end-shape="id39" draw:end-glue-point="7" svg:d="M11382 17787l1433-1467" svg:viewBox="0 0 1434 1468">
          <text:p/>
        </draw:connector>
        <draw:connector draw:style-name="gr5" draw:text-style-name="P9" draw:layer="layout" draw:type="line" svg:x1="15.473cm" svg:y1="17.787cm" svg:x2="14.204cm" svg:y2="16.32cm" draw:start-shape="id40" draw:start-glue-point="4" draw:end-shape="id39" draw:end-glue-point="9" svg:d="M15473 17787l-1269-1467" svg:viewBox="0 0 1270 1468">
          <text:p/>
        </draw:connector>
        <draw:custom-shape draw:style-name="gr6" draw:text-style-name="P8" xml:id="id41" draw:id="id41" draw:layer="layout" svg:width="1.963cm" svg:height="2.013cm" svg:x="18.745cm" svg:y="17.786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3" draw:id="id43" draw:layer="layout" svg:width="1.963cm" svg:height="2.013cm" svg:x="22.836cm" svg:y="17.786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2" draw:id="id42" draw:layer="layout" svg:width="1.964cm" svg:height="2.013cm" svg:x="20.872cm" svg:y="14.6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727cm" svg:y1="17.786cm" svg:x2="21.159cm" svg:y2="16.319cm" draw:start-shape="id41" draw:start-glue-point="4" draw:end-shape="id42" draw:end-glue-point="7" svg:d="M19727 17786l1432-1467" svg:viewBox="0 0 1433 1468">
          <text:p/>
        </draw:connector>
        <draw:connector draw:style-name="gr5" draw:text-style-name="P9" draw:layer="layout" draw:type="line" svg:x1="23.818cm" svg:y1="17.786cm" svg:x2="22.549cm" svg:y2="16.319cm" draw:start-shape="id43" draw:start-glue-point="4" draw:end-shape="id42" draw:end-glue-point="9" svg:d="M23818 17786l-1269-1467" svg:viewBox="0 0 1270 1468">
          <text:p/>
        </draw:connector>
        <draw:custom-shape draw:style-name="gr7" draw:text-style-name="P10" xml:id="id44" draw:id="id44" draw:layer="layout" svg:width="1.964cm" svg:height="2.013cm" svg:x="16.799cm" svg:y="11.2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1cm" svg:y1="14.601cm" svg:x2="17.086cm" svg:y2="12.919cm" draw:start-shape="id39" draw:start-glue-point="4" draw:end-shape="id44" draw:end-glue-point="7" svg:d="M13510 14601l3576-1682" svg:viewBox="0 0 3577 1683">
          <text:p/>
        </draw:connector>
        <draw:connector draw:style-name="gr5" draw:text-style-name="P9" draw:layer="layout" draw:type="line" svg:x1="21.854cm" svg:y1="14.6cm" svg:x2="18.476cm" svg:y2="12.919cm" draw:start-shape="id42" draw:start-glue-point="4" draw:end-shape="id44" draw:end-glue-point="9" svg:d="M21854 14600l-3378-1681" svg:viewBox="0 0 3379 1682">
          <text:p/>
        </draw:connector>
        <draw:custom-shape draw:style-name="gr6" draw:text-style-name="P8" xml:id="id45" draw:id="id45" draw:layer="layout" svg:width="1.963cm" svg:height="2.013cm" svg:x="3cm" svg:y="14.187cm">
          <text:p text:style-name="P6"><text:span text:style-name="T5">A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7" draw:id="id47" draw:layer="layout" svg:width="1.963cm" svg:height="2.013cm" svg:x="7.091cm" svg:y="14.187cm">
          <text:p text:style-name="P6"><text:span text:style-name="T5">L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6" draw:id="id46" draw:layer="layout" svg:width="1.964cm" svg:height="2.013cm" svg:x="5.127cm" svg:y="11.001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982cm" svg:y1="14.187cm" svg:x2="5.414cm" svg:y2="12.72cm" draw:start-shape="id45" draw:start-glue-point="4" draw:end-shape="id46" draw:end-glue-point="7" svg:d="M3982 14187l1432-1467" svg:viewBox="0 0 1433 1468">
          <text:p/>
        </draw:connector>
        <draw:connector draw:style-name="gr5" draw:text-style-name="P9" draw:layer="layout" draw:type="line" svg:x1="8.073cm" svg:y1="14.187cm" svg:x2="6.804cm" svg:y2="12.72cm" draw:start-shape="id47" draw:start-glue-point="4" draw:end-shape="id46" draw:end-glue-point="9" svg:d="M8073 14187l-1269-1467" svg:viewBox="0 0 1270 1468">
          <text:p/>
        </draw:connector>
        <draw:custom-shape draw:style-name="gr6" draw:text-style-name="P8" xml:id="id48" draw:id="id48" draw:layer="layout" svg:width="1.963cm" svg:height="2.013cm" svg:x="19cm" svg:y="8.587cm">
          <text:p text:style-name="P6"><text:span text:style-name="T5">P</text:span></text:p>
          <text:p text:style-name="P6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0" draw:id="id50" draw:layer="layout" svg:width="1.963cm" svg:height="2.013cm" svg:x="23.091cm" svg:y="8.587cm">
          <text:p text:style-name="P6"><text:span text:style-name="T5">E</text:span></text:p>
          <text:p text:style-name="P6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9" draw:id="id49" draw:layer="layout" svg:width="1.964cm" svg:height="2.013cm" svg:x="21.127cm" svg:y="5.401cm">
          <text:p text:style-name="P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982cm" svg:y1="8.587cm" svg:x2="21.414cm" svg:y2="7.12cm" draw:start-shape="id48" draw:start-glue-point="4" draw:end-shape="id49" draw:end-glue-point="7" svg:d="M19982 8587l1432-1467" svg:viewBox="0 0 1433 1468">
          <text:p/>
        </draw:connector>
        <draw:connector draw:style-name="gr5" draw:text-style-name="P9" draw:layer="layout" draw:type="line" svg:x1="24.073cm" svg:y1="8.587cm" svg:x2="22.804cm" svg:y2="7.12cm" draw:start-shape="id50" draw:start-glue-point="4" draw:end-shape="id49" draw:end-glue-point="9" svg:d="M24073 8587l-1269-1467" svg:viewBox="0 0 1270 1468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bw2"/>
              <table:table-cell table:style-name="bw2"/>
              <table:table-cell/>
              <table:table-cell table:style-name="ce2"/>
              <table:table-cell table:style-name="ce5">
                <text:p text:style-name="P15">4</text:p>
              </table:table-cell>
              <table:table-cell table:style-name="ce5">
                <text:p text:style-name="P15">4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8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" draw:text-style-name="P8" xml:id="id51" draw:id="id51" draw:layer="layout" svg:width="1.963cm" svg:height="2.013cm" svg:x="10.4cm" svg:y="17.787cm">
          <text:p text:style-name="P6"><text:span text:style-name="T5">R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3" draw:id="id53" draw:layer="layout" svg:width="1.963cm" svg:height="2.013cm" svg:x="14.491cm" svg:y="17.787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52" draw:id="id52" draw:layer="layout" svg:width="1.963cm" svg:height="2.013cm" svg:x="12.528cm" svg:y="14.60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382cm" svg:y1="17.787cm" svg:x2="12.815cm" svg:y2="16.32cm" draw:start-shape="id51" draw:start-glue-point="4" draw:end-shape="id52" draw:end-glue-point="7" svg:d="M11382 17787l1433-1467" svg:viewBox="0 0 1434 1468">
          <text:p/>
        </draw:connector>
        <draw:connector draw:style-name="gr5" draw:text-style-name="P9" draw:layer="layout" draw:type="line" svg:x1="15.473cm" svg:y1="17.787cm" svg:x2="14.204cm" svg:y2="16.32cm" draw:start-shape="id53" draw:start-glue-point="4" draw:end-shape="id52" draw:end-glue-point="9" svg:d="M15473 17787l-1269-1467" svg:viewBox="0 0 1270 1468">
          <text:p/>
        </draw:connector>
        <draw:custom-shape draw:style-name="gr6" draw:text-style-name="P8" xml:id="id54" draw:id="id54" draw:layer="layout" svg:width="1.963cm" svg:height="2.013cm" svg:x="18.745cm" svg:y="17.786cm">
          <text:p text:style-name="P6"><text:span text:style-name="T5">D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6" draw:id="id56" draw:layer="layout" svg:width="1.963cm" svg:height="2.013cm" svg:x="22.836cm" svg:y="17.786cm">
          <text:p text:style-name="P6"><text:span text:style-name="T5">O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55" draw:id="id55" draw:layer="layout" svg:width="1.964cm" svg:height="2.013cm" svg:x="20.872cm" svg:y="14.6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727cm" svg:y1="17.786cm" svg:x2="21.159cm" svg:y2="16.319cm" draw:start-shape="id54" draw:start-glue-point="4" draw:end-shape="id55" draw:end-glue-point="7" svg:d="M19727 17786l1432-1467" svg:viewBox="0 0 1433 1468">
          <text:p/>
        </draw:connector>
        <draw:connector draw:style-name="gr5" draw:text-style-name="P9" draw:layer="layout" draw:type="line" svg:x1="23.818cm" svg:y1="17.786cm" svg:x2="22.549cm" svg:y2="16.319cm" draw:start-shape="id56" draw:start-glue-point="4" draw:end-shape="id55" draw:end-glue-point="9" svg:d="M23818 17786l-1269-1467" svg:viewBox="0 0 1270 1468">
          <text:p/>
        </draw:connector>
        <draw:custom-shape draw:style-name="gr7" draw:text-style-name="P10" xml:id="id57" draw:id="id57" draw:layer="layout" svg:width="1.964cm" svg:height="2.013cm" svg:x="16.799cm" svg:y="11.2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1cm" svg:y1="14.601cm" svg:x2="17.086cm" svg:y2="12.919cm" draw:start-shape="id52" draw:start-glue-point="4" draw:end-shape="id57" draw:end-glue-point="7" svg:d="M13510 14601l3576-1682" svg:viewBox="0 0 3577 1683">
          <text:p/>
        </draw:connector>
        <draw:connector draw:style-name="gr5" draw:text-style-name="P9" draw:layer="layout" draw:type="line" svg:x1="21.854cm" svg:y1="14.6cm" svg:x2="18.476cm" svg:y2="12.919cm" draw:start-shape="id55" draw:start-glue-point="4" draw:end-shape="id57" draw:end-glue-point="9" svg:d="M21854 14600l-3378-1681" svg:viewBox="0 0 3379 1682">
          <text:p/>
        </draw:connector>
        <draw:custom-shape draw:style-name="gr6" draw:text-style-name="P8" xml:id="id58" draw:id="id58" draw:layer="layout" svg:width="1.963cm" svg:height="2.013cm" svg:x="3cm" svg:y="14.187cm">
          <text:p text:style-name="P6"><text:span text:style-name="T5">A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60" draw:id="id60" draw:layer="layout" svg:width="1.963cm" svg:height="2.013cm" svg:x="7.091cm" svg:y="14.187cm">
          <text:p text:style-name="P6"><text:span text:style-name="T5">L</text:span></text:p>
          <text:p text:style-name="P6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59" draw:id="id59" draw:layer="layout" svg:width="1.964cm" svg:height="2.013cm" svg:x="5.127cm" svg:y="11.001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982cm" svg:y1="14.187cm" svg:x2="5.414cm" svg:y2="12.72cm" draw:start-shape="id58" draw:start-glue-point="4" draw:end-shape="id59" draw:end-glue-point="7" svg:d="M3982 14187l1432-1467" svg:viewBox="0 0 1433 1468">
          <text:p/>
        </draw:connector>
        <draw:connector draw:style-name="gr5" draw:text-style-name="P9" draw:layer="layout" draw:type="line" svg:x1="8.073cm" svg:y1="14.187cm" svg:x2="6.804cm" svg:y2="12.72cm" draw:start-shape="id60" draw:start-glue-point="4" draw:end-shape="id59" draw:end-glue-point="9" svg:d="M8073 14187l-1269-1467" svg:viewBox="0 0 1270 1468">
          <text:p/>
        </draw:connector>
        <draw:custom-shape draw:style-name="gr6" draw:text-style-name="P8" xml:id="id61" draw:id="id61" draw:layer="layout" svg:width="1.963cm" svg:height="2.013cm" svg:x="19cm" svg:y="8.587cm">
          <text:p text:style-name="P6"><text:span text:style-name="T5">P</text:span></text:p>
          <text:p text:style-name="P6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63" draw:id="id63" draw:layer="layout" svg:width="1.963cm" svg:height="2.013cm" svg:x="23.091cm" svg:y="8.587cm">
          <text:p text:style-name="P6"><text:span text:style-name="T5">E</text:span></text:p>
          <text:p text:style-name="P6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2" draw:id="id62" draw:layer="layout" svg:width="1.964cm" svg:height="2.013cm" svg:x="21.127cm" svg:y="5.401cm">
          <text:p text:style-name="P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9.982cm" svg:y1="8.587cm" svg:x2="21.414cm" svg:y2="7.12cm" draw:start-shape="id61" draw:start-glue-point="4" draw:end-shape="id62" draw:end-glue-point="7" svg:d="M19982 8587l1432-1467" svg:viewBox="0 0 1433 1468">
          <text:p/>
        </draw:connector>
        <draw:connector draw:style-name="gr5" draw:text-style-name="P9" draw:layer="layout" draw:type="line" svg:x1="24.073cm" svg:y1="8.587cm" svg:x2="22.804cm" svg:y2="7.12cm" draw:start-shape="id63" draw:start-glue-point="4" draw:end-shape="id62" draw:end-glue-point="9" svg:d="M24073 8587l-1269-1467" svg:viewBox="0 0 1270 1468">
          <text:p/>
        </draw:connector>
        <draw:custom-shape draw:style-name="gr7" draw:text-style-name="P10" xml:id="id64" draw:id="id64" draw:layer="layout" svg:width="1.964cm" svg:height="2.013cm" svg:x="10.8cm" svg:y="5.6cm">
          <text:p text:style-name="P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6.109cm" svg:y1="11.001cm" svg:x2="11.087cm" svg:y2="7.319cm" draw:end-shape="id64" draw:end-glue-point="7" svg:d="M6109 11001l4978-3682" svg:viewBox="0 0 4979 3683">
          <text:p/>
        </draw:connector>
        <draw:connector draw:style-name="gr5" draw:text-style-name="P9" draw:layer="layout" draw:type="line" svg:x1="17.781cm" svg:y1="11.2cm" svg:x2="12.477cm" svg:y2="7.319cm" draw:end-shape="id64" draw:end-glue-point="9" svg:d="M17781 11200l-5304-3881" svg:viewBox="0 0 5305 3882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799cm" svg:height="15.286cm" svg:x="0.8cm" svg:y="4.914cm" presentation:class="subtitle" presentation:placeholder="true" presentation:user-transformed="true">
          <draw:text-box/>
        </draw:frame>
        <draw:frame draw:style-name="standard" draw:layer="layout" svg:width="16.897cm" svg:height="3.671cm" svg:x="5.509cm" svg:y="0.50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8" draw:text-style-name="P16" xml:id="id65" draw:id="id65" draw:layer="layout" svg:width="1.512cm" svg:height="1.594cm" svg:x="8.698cm" svg:y="18.206cm">
          <text:p text:style-name="P6"><text:span text:style-name="T14">R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7" draw:id="id67" draw:layer="layout" svg:width="1.512cm" svg:height="1.594cm" svg:x="11.848cm" svg:y="18.206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66" draw:id="id66" draw:layer="layout" svg:width="1.511cm" svg:height="1.594cm" svg:x="10.337cm" svg:y="15.684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9.454cm" svg:y1="18.206cm" svg:x2="10.558cm" svg:y2="17.045cm" draw:start-shape="id65" draw:start-glue-point="4" draw:end-shape="id66" draw:end-glue-point="7" svg:d="M9454 18206l1104-1161" svg:viewBox="0 0 1105 1162">
          <text:p/>
        </draw:connector>
        <draw:connector draw:style-name="gr5" draw:text-style-name="P9" draw:layer="layout" draw:type="line" svg:x1="12.604cm" svg:y1="18.206cm" svg:x2="11.627cm" svg:y2="17.045cm" draw:start-shape="id67" draw:start-glue-point="4" draw:end-shape="id66" draw:end-glue-point="9" svg:d="M12604 18206l-977-1161" svg:viewBox="0 0 978 1162">
          <text:p/>
        </draw:connector>
        <draw:custom-shape draw:style-name="gr9" draw:text-style-name="P16" xml:id="id68" draw:id="id68" draw:layer="layout" svg:width="1.511cm" svg:height="1.594cm" svg:x="15.124cm" svg:y="18.205cm">
          <text:p text:style-name="P6"><text:span text:style-name="T14">D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70" draw:id="id70" draw:layer="layout" svg:width="1.512cm" svg:height="1.594cm" svg:x="18.274cm" svg:y="18.205cm">
          <text:p text:style-name="P6"><text:span text:style-name="T14">O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69" draw:id="id69" draw:layer="layout" svg:width="1.512cm" svg:height="1.594cm" svg:x="16.762cm" svg:y="15.683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5.88cm" svg:y1="18.205cm" svg:x2="16.983cm" svg:y2="17.044cm" draw:start-shape="id68" draw:start-glue-point="4" draw:end-shape="id69" draw:end-glue-point="7" svg:d="M15880 18205l1103-1161" svg:viewBox="0 0 1104 1162">
          <text:p/>
        </draw:connector>
        <draw:connector draw:style-name="gr5" draw:text-style-name="P9" draw:layer="layout" draw:type="line" svg:x1="19.03cm" svg:y1="18.205cm" svg:x2="18.053cm" svg:y2="17.044cm" draw:start-shape="id70" draw:start-glue-point="4" draw:end-shape="id69" draw:end-glue-point="9" svg:d="M19030 18205l-977-1161" svg:viewBox="0 0 978 1162">
          <text:p/>
        </draw:connector>
        <draw:custom-shape draw:style-name="gr10" draw:text-style-name="P10" xml:id="id71" draw:id="id71" draw:layer="layout" svg:width="1.513cm" svg:height="1.594cm" svg:x="13.625cm" svg:y="12.991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093cm" svg:y1="15.684cm" svg:x2="13.846cm" svg:y2="14.352cm" draw:start-shape="id66" draw:start-glue-point="4" draw:end-shape="id71" draw:end-glue-point="7" svg:d="M11093 15684l2753-1332" svg:viewBox="0 0 2754 1333">
          <text:p/>
        </draw:connector>
        <draw:connector draw:style-name="gr5" draw:text-style-name="P9" draw:layer="layout" draw:type="line" svg:x1="17.518cm" svg:y1="15.683cm" svg:x2="14.917cm" svg:y2="14.352cm" draw:start-shape="id69" draw:start-glue-point="4" draw:end-shape="id71" draw:end-glue-point="9" svg:d="M17518 15683l-2601-1331" svg:viewBox="0 0 2602 1332">
          <text:p/>
        </draw:connector>
        <draw:custom-shape draw:style-name="gr8" draw:text-style-name="P16" xml:id="id72" draw:id="id72" draw:layer="layout" svg:width="1.512cm" svg:height="1.594cm" svg:x="3cm" svg:y="15.356cm">
          <text:p text:style-name="P6"><text:span text:style-name="T14">A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74" draw:id="id74" draw:layer="layout" svg:width="1.512cm" svg:height="1.594cm" svg:x="6.15cm" svg:y="15.356cm">
          <text:p text:style-name="P6"><text:span text:style-name="T14">L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73" draw:id="id73" draw:layer="layout" svg:width="1.512cm" svg:height="1.593cm" svg:x="4.638cm" svg:y="12.834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756cm" svg:y1="15.356cm" svg:x2="4.859cm" svg:y2="14.194cm" draw:start-shape="id72" draw:start-glue-point="4" draw:end-shape="id73" draw:end-glue-point="7" svg:d="M3756 15356l1103-1162" svg:viewBox="0 0 1104 1163">
          <text:p/>
        </draw:connector>
        <draw:connector draw:style-name="gr5" draw:text-style-name="P9" draw:layer="layout" draw:type="line" svg:x1="6.906cm" svg:y1="15.356cm" svg:x2="5.929cm" svg:y2="14.194cm" draw:start-shape="id74" draw:start-glue-point="4" draw:end-shape="id73" draw:end-glue-point="9" svg:d="M6906 15356l-977-1162" svg:viewBox="0 0 978 1163">
          <text:p/>
        </draw:connector>
        <draw:custom-shape draw:style-name="gr8" draw:text-style-name="P16" xml:id="id75" draw:id="id75" draw:layer="layout" svg:width="1.512cm" svg:height="1.594cm" svg:x="15.32cm" svg:y="10.922cm">
          <text:p text:style-name="P6"><text:span text:style-name="T14">P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77" draw:id="id77" draw:layer="layout" svg:width="1.512cm" svg:height="1.594cm" svg:x="18.47cm" svg:y="10.922cm">
          <text:p text:style-name="P6"><text:span text:style-name="T14">E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76" draw:id="id76" draw:layer="layout" svg:width="1.512cm" svg:height="1.594cm" svg:x="16.958cm" svg:y="8.4cm">
          <text:p text:style-name="P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6.076cm" svg:y1="10.922cm" svg:x2="17.179cm" svg:y2="9.761cm" draw:start-shape="id75" draw:start-glue-point="4" draw:end-shape="id76" draw:end-glue-point="7" svg:d="M16076 10922l1103-1161" svg:viewBox="0 0 1104 1162">
          <text:p/>
        </draw:connector>
        <draw:connector draw:style-name="gr5" draw:text-style-name="P9" draw:layer="layout" draw:type="line" svg:x1="19.226cm" svg:y1="10.922cm" svg:x2="18.249cm" svg:y2="9.761cm" draw:start-shape="id77" draw:start-glue-point="4" draw:end-shape="id76" draw:end-glue-point="9" svg:d="M19226 10922l-977-1161" svg:viewBox="0 0 978 1162">
          <text:p/>
        </draw:connector>
        <draw:custom-shape draw:style-name="gr11" draw:text-style-name="P10" xml:id="id78" draw:id="id78" draw:layer="layout" svg:width="1.512cm" svg:height="1.593cm" svg:x="9.006cm" svg:y="8.558cm">
          <text:p text:style-name="P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5.394cm" svg:y1="12.834cm" svg:x2="9.227cm" svg:y2="9.918cm" draw:end-shape="id78" draw:end-glue-point="7" svg:d="M5394 12834l3833-2916" svg:viewBox="0 0 3834 2917">
          <text:p/>
        </draw:connector>
        <draw:connector draw:style-name="gr5" draw:text-style-name="P9" draw:layer="layout" draw:type="line" svg:x1="14.382cm" svg:y1="12.991cm" svg:x2="10.297cm" svg:y2="9.918cm" draw:end-shape="id78" draw:end-glue-point="9" svg:d="M14382 12991l-4085-3073" svg:viewBox="0 0 4086 3074">
          <text:p/>
        </draw:connector>
        <draw:custom-shape draw:style-name="gr8" draw:text-style-name="P10" xml:id="id79" draw:id="id79" draw:layer="layout" svg:width="1.512cm" svg:height="1.594cm" draw:transform="rotate (0.00994837673636768) translate (13.2cm 5.285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0.297cm" svg:y1="8.791cm" svg:x2="13.434cm" svg:y2="6.643cm" draw:start-shape="id78" draw:start-glue-point="11" draw:end-shape="id79" draw:end-glue-point="7" svg:d="M10297 8791l3137-2148" svg:viewBox="0 0 3138 2149">
          <text:p/>
        </draw:connector>
        <draw:connector draw:style-name="gr5" draw:text-style-name="P9" draw:layer="layout" draw:type="line" svg:x1="17.714cm" svg:y1="8.4cm" svg:x2="14.504cm" svg:y2="6.633cm" draw:start-shape="id76" draw:start-glue-point="4" draw:end-shape="id79" draw:end-glue-point="9" svg:d="M17714 8400l-3210-1767" svg:viewBox="0 0 3211 1768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2" draw:text-style-name="P16" xml:id="id80" draw:id="id80" draw:layer="layout" svg:width="1.998cm" svg:height="2.107cm" svg:x="8.199cm" svg:y="17.565cm">
          <text:p text:style-name="P6"><text:span text:style-name="T14">R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82" draw:id="id82" draw:layer="layout" svg:width="1.998cm" svg:height="2.107cm" svg:x="12.362cm" svg:y="17.565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1" draw:id="id81" draw:layer="layout" svg:width="1.997cm" svg:height="2.107cm" svg:x="10.365cm" svg:y="14.232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9.198cm" svg:y1="17.565cm" svg:x2="10.657cm" svg:y2="16.031cm" draw:start-shape="id80" draw:start-glue-point="4" draw:end-shape="id81" draw:end-glue-point="7" svg:d="M9198 17565l1459-1534" svg:viewBox="0 0 1460 1535">
          <text:p/>
        </draw:connector>
        <draw:connector draw:style-name="gr5" draw:text-style-name="P9" draw:layer="layout" draw:type="line" svg:x1="13.361cm" svg:y1="17.565cm" svg:x2="12.07cm" svg:y2="16.031cm" draw:start-shape="id82" draw:start-glue-point="4" draw:end-shape="id81" draw:end-glue-point="9" svg:d="M13361 17565l-1291-1534" svg:viewBox="0 0 1292 1535">
          <text:p/>
        </draw:connector>
        <draw:custom-shape draw:style-name="gr14" draw:text-style-name="P16" xml:id="id83" draw:id="id83" draw:layer="layout" svg:width="1.997cm" svg:height="2.106cm" svg:x="16.691cm" svg:y="17.564cm">
          <text:p text:style-name="P6"><text:span text:style-name="T14">D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85" draw:id="id85" draw:layer="layout" svg:width="1.998cm" svg:height="2.106cm" svg:x="20.854cm" svg:y="17.564cm">
          <text:p text:style-name="P6"><text:span text:style-name="T14">O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84" draw:id="id84" draw:layer="layout" svg:width="1.998cm" svg:height="2.107cm" svg:x="18.856cm" svg:y="14.23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7.69cm" svg:y1="17.564cm" svg:x2="19.148cm" svg:y2="16.03cm" draw:start-shape="id83" draw:start-glue-point="4" draw:end-shape="id84" draw:end-glue-point="7" svg:d="M17690 17564l1458-1534" svg:viewBox="0 0 1459 1535">
          <text:p/>
        </draw:connector>
        <draw:connector draw:style-name="gr5" draw:text-style-name="P9" draw:layer="layout" draw:type="line" svg:x1="21.853cm" svg:y1="17.564cm" svg:x2="20.562cm" svg:y2="16.03cm" draw:start-shape="id85" draw:start-glue-point="4" draw:end-shape="id84" draw:end-glue-point="9" svg:d="M21853 17564l-1291-1534" svg:viewBox="0 0 1292 1535">
          <text:p/>
        </draw:connector>
        <draw:custom-shape draw:style-name="gr16" draw:text-style-name="P10" xml:id="id86" draw:id="id86" draw:layer="layout" svg:width="1.999cm" svg:height="2.107cm" svg:x="14.71cm" svg:y="10.673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364cm" svg:y1="14.232cm" svg:x2="15.002cm" svg:y2="12.472cm" draw:start-shape="id81" draw:start-glue-point="4" draw:end-shape="id86" draw:end-glue-point="7" svg:d="M11364 14232l3638-1760" svg:viewBox="0 0 3639 1761">
          <text:p/>
        </draw:connector>
        <draw:connector draw:style-name="gr5" draw:text-style-name="P9" draw:layer="layout" draw:type="line" svg:x1="19.855cm" svg:y1="14.231cm" svg:x2="16.417cm" svg:y2="12.472cm" draw:start-shape="id84" draw:start-glue-point="4" draw:end-shape="id86" draw:end-glue-point="9" svg:d="M19855 14231l-3438-1759" svg:viewBox="0 0 3439 1760">
          <text:p/>
        </draw:connector>
        <draw:custom-shape draw:style-name="gr15" draw:text-style-name="P16" xml:id="id87" draw:id="id87" draw:layer="layout" svg:width="1.998cm" svg:height="2.106cm" svg:x="0.669cm" svg:y="13.799cm">
          <text:p text:style-name="P6"><text:span text:style-name="T14">A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89" draw:id="id89" draw:layer="layout" svg:width="1.998cm" svg:height="2.106cm" svg:x="4.832cm" svg:y="13.799cm">
          <text:p text:style-name="P6"><text:span text:style-name="T14">L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88" draw:id="id88" draw:layer="layout" svg:width="1.998cm" svg:height="2.105cm" svg:x="2.834cm" svg:y="10.466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668cm" svg:y1="13.799cm" svg:x2="3.126cm" svg:y2="12.263cm" draw:start-shape="id87" draw:start-glue-point="4" draw:end-shape="id88" draw:end-glue-point="7" svg:d="M1668 13799l1458-1536" svg:viewBox="0 0 1459 1537">
          <text:p/>
        </draw:connector>
        <draw:connector draw:style-name="gr5" draw:text-style-name="P9" draw:layer="layout" draw:type="line" svg:x1="5.831cm" svg:y1="13.799cm" svg:x2="4.54cm" svg:y2="12.263cm" draw:start-shape="id89" draw:start-glue-point="4" draw:end-shape="id88" draw:end-glue-point="9" svg:d="M5831 13799l-1291-1536" svg:viewBox="0 0 1292 1537">
          <text:p/>
        </draw:connector>
        <draw:custom-shape draw:style-name="gr12" draw:text-style-name="P16" xml:id="id90" draw:id="id90" draw:layer="layout" svg:width="1.998cm" svg:height="2.107cm" svg:x="16.95cm" svg:y="7.939cm">
          <text:p text:style-name="P6"><text:span text:style-name="T14">P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92" draw:id="id92" draw:layer="layout" svg:width="1.998cm" svg:height="2.107cm" svg:x="21.113cm" svg:y="7.939cm">
          <text:p text:style-name="P6"><text:span text:style-name="T14">E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91" draw:id="id91" draw:layer="layout" svg:width="1.998cm" svg:height="2.107cm" svg:x="19.115cm" svg:y="4.606cm">
          <text:p text:style-name="P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7.949cm" svg:y1="7.939cm" svg:x2="19.407cm" svg:y2="6.405cm" draw:start-shape="id90" draw:start-glue-point="4" draw:end-shape="id91" draw:end-glue-point="7" svg:d="M17949 7939l1458-1534" svg:viewBox="0 0 1459 1535">
          <text:p/>
        </draw:connector>
        <draw:connector draw:style-name="gr5" draw:text-style-name="P9" draw:layer="layout" draw:type="line" svg:x1="22.112cm" svg:y1="7.939cm" svg:x2="20.821cm" svg:y2="6.405cm" draw:start-shape="id92" draw:start-glue-point="4" draw:end-shape="id91" draw:end-glue-point="9" svg:d="M22112 7939l-1291-1534" svg:viewBox="0 0 1292 1535">
          <text:p/>
        </draw:connector>
        <draw:custom-shape draw:style-name="gr15" draw:text-style-name="P10" xml:id="id93" draw:id="id93" draw:layer="layout" svg:width="1.998cm" svg:height="2.106cm" svg:x="8.606cm" svg:y="4.815cm">
          <text:p text:style-name="P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833cm" svg:y1="10.466cm" svg:x2="8.898cm" svg:y2="6.613cm" draw:end-shape="id93" draw:end-glue-point="7" svg:d="M3833 10466l5065-3853" svg:viewBox="0 0 5066 3854">
          <text:p/>
        </draw:connector>
        <draw:connector draw:style-name="gr5" draw:text-style-name="P9" draw:layer="layout" draw:type="line" svg:x1="15.71cm" svg:y1="10.673cm" svg:x2="10.312cm" svg:y2="6.613cm" draw:end-shape="id93" draw:end-glue-point="9" svg:d="M15710 10673l-5398-4060" svg:viewBox="0 0 5399 4061">
          <text:p/>
        </draw:connector>
        <draw:custom-shape draw:style-name="gr17" draw:text-style-name="P10" xml:id="id94" draw:id="id94" draw:layer="layout" svg:width="1.998cm" svg:height="2.105cm" draw:transform="rotate (0.00994837673636768) translate (14.148cm 0.491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0.312cm" svg:y1="5.123cm" svg:x2="14.456cm" svg:y2="2.284cm" draw:start-shape="id93" draw:start-glue-point="11" draw:end-shape="id94" draw:end-glue-point="7" svg:d="M10312 5123l4144-2839" svg:viewBox="0 0 4145 2840">
          <text:p/>
        </draw:connector>
        <draw:connector draw:style-name="gr5" draw:text-style-name="P9" draw:layer="layout" draw:type="line" svg:x1="20.114cm" svg:y1="4.606cm" svg:x2="15.87cm" svg:y2="2.27cm" draw:start-shape="id91" draw:start-glue-point="4" draw:end-shape="id94" draw:end-glue-point="9" svg:d="M20114 4606l-4244-2336" svg:viewBox="0 0 4245 2337">
          <text:p/>
        </draw:connector>
        <draw:frame draw:style-name="gr18" draw:text-style-name="P17" draw:layer="layout" svg:width="1.585cm" svg:height="2.211cm" svg:x="18.377cm" svg:y="1.701cm">
          <draw:text-box>
            <text:p><text:span text:style-name="T15">1</text:span></text:p>
          </draw:text-box>
        </draw:frame>
        <draw:frame draw:style-name="gr18" draw:text-style-name="P17" draw:layer="layout" svg:width="1.586cm" svg:height="2.211cm" svg:x="10.712cm" svg:y="1.867cm">
          <draw:text-box>
            <text:p><text:span text:style-name="T15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" draw:text-style-name="P16" xml:id="id95" draw:id="id95" draw:layer="layout" svg:width="1.998cm" svg:height="2.107cm" svg:x="8.199cm" svg:y="17.565cm">
          <text:p text:style-name="P6"><text:span text:style-name="T14">R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97" draw:id="id97" draw:layer="layout" svg:width="1.998cm" svg:height="2.107cm" svg:x="12.362cm" svg:y="17.565cm">
          <text:p text:style-name="P6"><text:span text:style-name="T5">Í</text:span></text:p>
          <text:p text:style-name="P6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96" draw:id="id96" draw:layer="layout" svg:width="1.997cm" svg:height="2.107cm" svg:x="10.365cm" svg:y="14.232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9.198cm" svg:y1="17.565cm" svg:x2="10.657cm" svg:y2="16.031cm" draw:start-shape="id95" draw:start-glue-point="4" draw:end-shape="id96" draw:end-glue-point="7" svg:d="M9198 17565l1459-1534" svg:viewBox="0 0 1460 1535">
          <text:p/>
        </draw:connector>
        <draw:connector draw:style-name="gr5" draw:text-style-name="P9" draw:layer="layout" draw:type="line" svg:x1="13.361cm" svg:y1="17.565cm" svg:x2="12.07cm" svg:y2="16.031cm" draw:start-shape="id97" draw:start-glue-point="4" draw:end-shape="id96" draw:end-glue-point="9" svg:d="M13361 17565l-1291-1534" svg:viewBox="0 0 1292 1535">
          <text:p/>
        </draw:connector>
        <draw:custom-shape draw:style-name="gr14" draw:text-style-name="P16" xml:id="id98" draw:id="id98" draw:layer="layout" svg:width="1.997cm" svg:height="2.106cm" svg:x="16.691cm" svg:y="17.564cm">
          <text:p text:style-name="P6"><text:span text:style-name="T14">D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00" draw:id="id100" draw:layer="layout" svg:width="1.998cm" svg:height="2.106cm" svg:x="20.854cm" svg:y="17.564cm">
          <text:p text:style-name="P6"><text:span text:style-name="T14">O</text:span></text:p>
          <text:p text:style-name="P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99" draw:id="id99" draw:layer="layout" svg:width="1.998cm" svg:height="2.107cm" svg:x="18.856cm" svg:y="14.231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7.69cm" svg:y1="17.564cm" svg:x2="19.148cm" svg:y2="16.03cm" draw:start-shape="id98" draw:start-glue-point="4" draw:end-shape="id99" draw:end-glue-point="7" svg:d="M17690 17564l1458-1534" svg:viewBox="0 0 1459 1535">
          <text:p/>
        </draw:connector>
        <draw:connector draw:style-name="gr5" draw:text-style-name="P9" draw:layer="layout" draw:type="line" svg:x1="21.853cm" svg:y1="17.564cm" svg:x2="20.562cm" svg:y2="16.03cm" draw:start-shape="id100" draw:start-glue-point="4" draw:end-shape="id99" draw:end-glue-point="9" svg:d="M21853 17564l-1291-1534" svg:viewBox="0 0 1292 1535">
          <text:p/>
        </draw:connector>
        <draw:custom-shape draw:style-name="gr16" draw:text-style-name="P10" xml:id="id101" draw:id="id101" draw:layer="layout" svg:width="1.999cm" svg:height="2.107cm" svg:x="14.71cm" svg:y="10.673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1.364cm" svg:y1="14.232cm" svg:x2="15.002cm" svg:y2="12.472cm" draw:start-shape="id96" draw:start-glue-point="4" draw:end-shape="id101" draw:end-glue-point="7" svg:d="M11364 14232l3638-1760" svg:viewBox="0 0 3639 1761">
          <text:p/>
        </draw:connector>
        <draw:connector draw:style-name="gr5" draw:text-style-name="P9" draw:layer="layout" draw:type="line" svg:x1="19.855cm" svg:y1="14.231cm" svg:x2="16.417cm" svg:y2="12.472cm" draw:start-shape="id99" draw:start-glue-point="4" draw:end-shape="id101" draw:end-glue-point="9" svg:d="M19855 14231l-3438-1759" svg:viewBox="0 0 3439 1760">
          <text:p/>
        </draw:connector>
        <draw:custom-shape draw:style-name="gr15" draw:text-style-name="P16" xml:id="id102" draw:id="id102" draw:layer="layout" svg:width="1.998cm" svg:height="2.106cm" svg:x="0.669cm" svg:y="13.799cm">
          <text:p text:style-name="P6"><text:span text:style-name="T14">A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04" draw:id="id104" draw:layer="layout" svg:width="1.998cm" svg:height="2.106cm" svg:x="4.832cm" svg:y="13.799cm">
          <text:p text:style-name="P6"><text:span text:style-name="T14">L</text:span></text:p>
          <text:p text:style-name="P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03" draw:id="id103" draw:layer="layout" svg:width="1.998cm" svg:height="2.105cm" svg:x="2.834cm" svg:y="10.466cm">
          <text:p text:style-name="P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668cm" svg:y1="13.799cm" svg:x2="3.126cm" svg:y2="12.263cm" draw:start-shape="id102" draw:start-glue-point="4" draw:end-shape="id103" draw:end-glue-point="7" svg:d="M1668 13799l1458-1536" svg:viewBox="0 0 1459 1537">
          <text:p/>
        </draw:connector>
        <draw:connector draw:style-name="gr5" draw:text-style-name="P9" draw:layer="layout" draw:type="line" svg:x1="5.831cm" svg:y1="13.799cm" svg:x2="4.54cm" svg:y2="12.263cm" draw:start-shape="id104" draw:start-glue-point="4" draw:end-shape="id103" draw:end-glue-point="9" svg:d="M5831 13799l-1291-1536" svg:viewBox="0 0 1292 1537">
          <text:p/>
        </draw:connector>
        <draw:custom-shape draw:style-name="gr12" draw:text-style-name="P16" xml:id="id105" draw:id="id105" draw:layer="layout" svg:width="1.998cm" svg:height="2.107cm" svg:x="16.95cm" svg:y="7.939cm">
          <text:p text:style-name="P6"><text:span text:style-name="T14">P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07" draw:id="id107" draw:layer="layout" svg:width="1.998cm" svg:height="2.107cm" svg:x="21.113cm" svg:y="7.939cm">
          <text:p text:style-name="P6"><text:span text:style-name="T14">E</text:span></text:p>
          <text:p text:style-name="P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06" draw:id="id106" draw:layer="layout" svg:width="1.998cm" svg:height="2.107cm" svg:x="19.115cm" svg:y="4.606cm">
          <text:p text:style-name="P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7.949cm" svg:y1="7.939cm" svg:x2="19.407cm" svg:y2="6.405cm" draw:start-shape="id105" draw:start-glue-point="4" draw:end-shape="id106" draw:end-glue-point="7" svg:d="M17949 7939l1458-1534" svg:viewBox="0 0 1459 1535">
          <text:p/>
        </draw:connector>
        <draw:connector draw:style-name="gr5" draw:text-style-name="P9" draw:layer="layout" draw:type="line" svg:x1="22.112cm" svg:y1="7.939cm" svg:x2="20.821cm" svg:y2="6.405cm" draw:start-shape="id107" draw:start-glue-point="4" draw:end-shape="id106" draw:end-glue-point="9" svg:d="M22112 7939l-1291-1534" svg:viewBox="0 0 1292 1535">
          <text:p/>
        </draw:connector>
        <draw:custom-shape draw:style-name="gr15" draw:text-style-name="P10" xml:id="id108" draw:id="id108" draw:layer="layout" svg:width="1.998cm" svg:height="2.106cm" svg:x="8.606cm" svg:y="4.815cm">
          <text:p text:style-name="P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833cm" svg:y1="10.466cm" svg:x2="8.898cm" svg:y2="6.613cm" draw:end-shape="id108" draw:end-glue-point="7" svg:d="M3833 10466l5065-3853" svg:viewBox="0 0 5066 3854">
          <text:p/>
        </draw:connector>
        <draw:connector draw:style-name="gr5" draw:text-style-name="P9" draw:layer="layout" draw:type="line" svg:x1="15.71cm" svg:y1="10.673cm" svg:x2="10.312cm" svg:y2="6.613cm" draw:end-shape="id108" draw:end-glue-point="9" svg:d="M15710 10673l-5398-4060" svg:viewBox="0 0 5399 4061">
          <text:p/>
        </draw:connector>
        <draw:custom-shape draw:style-name="gr17" draw:text-style-name="P10" xml:id="id109" draw:id="id109" draw:layer="layout" svg:width="1.998cm" svg:height="2.105cm" draw:transform="rotate (0.00994837673636768) translate (14.148cm 0.491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0.312cm" svg:y1="5.123cm" svg:x2="14.456cm" svg:y2="2.284cm" draw:start-shape="id108" draw:start-glue-point="11" draw:end-shape="id109" draw:end-glue-point="7" svg:d="M10312 5123l4144-2839" svg:viewBox="0 0 4145 2840">
          <text:p/>
        </draw:connector>
        <draw:connector draw:style-name="gr5" draw:text-style-name="P9" draw:layer="layout" draw:type="line" svg:x1="20.114cm" svg:y1="4.606cm" svg:x2="15.87cm" svg:y2="2.27cm" draw:start-shape="id106" draw:start-glue-point="4" draw:end-shape="id109" draw:end-glue-point="9" svg:d="M20114 4606l-4244-2336" svg:viewBox="0 0 4245 2337">
          <text:p/>
        </draw:connector>
        <draw:frame draw:style-name="gr18" draw:text-style-name="P17" draw:layer="layout" svg:width="1.585cm" svg:height="2.211cm" svg:x="18.377cm" svg:y="1.701cm">
          <draw:text-box>
            <text:p><text:span text:style-name="T15">1</text:span></text:p>
          </draw:text-box>
        </draw:frame>
        <draw:frame draw:style-name="gr18" draw:text-style-name="P17" draw:layer="layout" svg:width="1.586cm" svg:height="2.211cm" svg:x="5.2cm" svg:y="7.2cm">
          <draw:text-box>
            <text:p><text:span text:style-name="T15">0</text:span></text:p>
          </draw:text-box>
        </draw:frame>
        <draw:frame draw:style-name="gr18" draw:text-style-name="P17" draw:layer="layout" svg:width="1.586cm" svg:height="2.211cm" svg:x="1.081cm" svg:y="11.6cm">
          <draw:text-box>
            <text:p><text:span text:style-name="T15">0</text:span></text:p>
          </draw:text-box>
        </draw:frame>
        <draw:frame draw:style-name="gr18" draw:text-style-name="P17" draw:layer="layout" svg:width="1.586cm" svg:height="2.211cm" svg:x="17.529cm" svg:y="5.989cm">
          <draw:text-box>
            <text:p><text:span text:style-name="T15">0</text:span></text:p>
          </draw:text-box>
        </draw:frame>
        <draw:frame draw:style-name="gr18" draw:text-style-name="P17" draw:layer="layout" svg:width="1.586cm" svg:height="2.211cm" svg:x="12.2cm" svg:y="11.789cm">
          <draw:text-box>
            <text:p><text:span text:style-name="T15">0</text:span></text:p>
          </draw:text-box>
        </draw:frame>
        <draw:frame draw:style-name="gr18" draw:text-style-name="P17" draw:layer="layout" svg:width="1.586cm" svg:height="2.211cm" svg:x="8.814cm" svg:y="15.6cm">
          <draw:text-box>
            <text:p><text:span text:style-name="T15">0</text:span></text:p>
          </draw:text-box>
        </draw:frame>
        <draw:frame draw:style-name="gr18" draw:text-style-name="P17" draw:layer="layout" svg:width="1.585cm" svg:height="2.211cm" svg:x="21.4cm" svg:y="5.989cm">
          <draw:text-box>
            <text:p><text:span text:style-name="T15">1</text:span></text:p>
          </draw:text-box>
        </draw:frame>
        <draw:frame draw:style-name="gr18" draw:text-style-name="P17" draw:layer="layout" svg:width="1.585cm" svg:height="2.211cm" svg:x="17.8cm" svg:y="11.589cm">
          <draw:text-box>
            <text:p><text:span text:style-name="T15">1</text:span></text:p>
          </draw:text-box>
        </draw:frame>
        <draw:frame draw:style-name="gr18" draw:text-style-name="P17" draw:layer="layout" svg:width="1.585cm" svg:height="2.211cm" svg:x="21.2cm" svg:y="15.4cm">
          <draw:text-box>
            <text:p><text:span text:style-name="T15">1</text:span></text:p>
          </draw:text-box>
        </draw:frame>
        <draw:frame draw:style-name="gr18" draw:text-style-name="P17" draw:layer="layout" svg:width="1.585cm" svg:height="2.211cm" svg:x="12.615cm" svg:y="15.6cm">
          <draw:text-box>
            <text:p><text:span text:style-name="T15">1</text:span></text:p>
          </draw:text-box>
        </draw:frame>
        <draw:frame draw:style-name="gr18" draw:text-style-name="P17" draw:layer="layout" svg:width="1.585cm" svg:height="2.211cm" svg:x="5.2cm" svg:y="11.8cm">
          <draw:text-box>
            <text:p><text:span text:style-name="T15">1</text:span></text:p>
          </draw:text-box>
        </draw:frame>
        <draw:frame draw:style-name="gr18" draw:text-style-name="P17" draw:layer="layout" svg:width="1.585cm" svg:height="2.211cm" svg:x="12.015cm" svg:y="6.589cm">
          <draw:text-box>
            <text:p><text:span text:style-name="T15">1</text:span></text:p>
          </draw:text-box>
        </draw:frame>
        <draw:frame draw:style-name="gr18" draw:text-style-name="P17" draw:layer="layout" svg:width="1.586cm" svg:height="2.211cm" svg:x="17.102cm" svg:y="15.4cm">
          <draw:text-box>
            <text:p><text:span text:style-name="T15">0</text:span></text:p>
          </draw:text-box>
        </draw:frame>
        <draw:frame draw:style-name="gr18" draw:text-style-name="P17" draw:layer="layout" svg:width="1.586cm" svg:height="2.211cm" svg:x="11.4cm" svg:y="2cm">
          <draw:text-box>
            <text:p><text:span text:style-name="T15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9" draw:text-style-name="P16" xml:id="id110" draw:id="id110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12" draw:id="id112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1" draw:id="id111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10" draw:start-glue-point="4" draw:end-shape="id111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12" draw:start-glue-point="4" draw:end-shape="id111" draw:end-glue-point="9" svg:d="M10131 18101l-963-1144" svg:viewBox="0 0 964 1145">
          <text:p/>
        </draw:connector>
        <draw:custom-shape draw:style-name="gr21" draw:text-style-name="P16" xml:id="id113" draw:id="id113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15" draw:id="id115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14" draw:id="id114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13" draw:start-glue-point="4" draw:end-shape="id114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15" draw:start-glue-point="4" draw:end-shape="id114" draw:end-glue-point="9" svg:d="M16462 18100l-963-1144" svg:viewBox="0 0 964 1145">
          <text:p/>
        </draw:connector>
        <draw:custom-shape draw:style-name="gr20" draw:text-style-name="P10" xml:id="id116" draw:id="id116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11" draw:start-glue-point="4" draw:end-shape="id116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14" draw:start-glue-point="4" draw:end-shape="id116" draw:end-glue-point="9" svg:d="M14973 15616l-2564-1312" svg:viewBox="0 0 2565 1313">
          <text:p/>
        </draw:connector>
        <draw:custom-shape draw:style-name="gr23" draw:text-style-name="P16" xml:id="id117" draw:id="id117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19" draw:id="id119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18" draw:id="id118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17" draw:start-glue-point="4" draw:end-shape="id118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19" draw:start-glue-point="4" draw:end-shape="id118" draw:end-glue-point="9" svg:d="M4518 15294l-963-1145" svg:viewBox="0 0 964 1146">
          <text:p/>
        </draw:connector>
        <draw:custom-shape draw:style-name="gr19" draw:text-style-name="P16" xml:id="id120" draw:id="id120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22" draw:id="id122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1" draw:id="id121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20" draw:start-glue-point="4" draw:end-shape="id121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22" draw:start-glue-point="4" draw:end-shape="id121" draw:end-glue-point="9" svg:d="M16655 10925l-963-1144" svg:viewBox="0 0 964 1145">
          <text:p/>
        </draw:connector>
        <draw:custom-shape draw:style-name="gr23" draw:text-style-name="P10" xml:id="id123" draw:id="id123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23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23" draw:end-glue-point="9" svg:d="M11882 12963l-4024-3027" svg:viewBox="0 0 4025 3028">
          <text:p/>
        </draw:connector>
        <draw:custom-shape draw:style-name="gr22" draw:text-style-name="P10" xml:id="id124" draw:id="id124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23" draw:start-glue-point="11" draw:end-shape="id124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21" draw:start-glue-point="4" draw:end-shape="id124" draw:end-glue-point="9" svg:d="M15166 8440l-3165-1742" svg:viewBox="0 0 3166 1743">
          <text:p/>
        </draw:connector>
        <draw:frame draw:style-name="gr24" draw:text-style-name="P18" draw:layer="layout" svg:width="1.182cm" svg:height="1.673cm" svg:x="13.87cm" svg:y="6.274cm">
          <draw:text-box>
            <text:p><text:span text:style-name="T16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13cm" svg:y="9.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5" draw:text-style-name="P19" draw:layer="layout" svg:width="2.056cm" svg:height="2.855cm" svg:x="10.544cm" svg:y="1.6cm">
          <draw:text-box>
            <text:p><text:span text:style-name="T17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9" draw:text-style-name="P16" xml:id="id125" draw:id="id125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27" draw:id="id127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6" draw:id="id126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25" draw:start-glue-point="4" draw:end-shape="id126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27" draw:start-glue-point="4" draw:end-shape="id126" draw:end-glue-point="9" svg:d="M10131 18101l-963-1144" svg:viewBox="0 0 964 1145">
          <text:p/>
        </draw:connector>
        <draw:custom-shape draw:style-name="gr21" draw:text-style-name="P16" xml:id="id128" draw:id="id128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30" draw:id="id130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29" draw:id="id129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28" draw:start-glue-point="4" draw:end-shape="id129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30" draw:start-glue-point="4" draw:end-shape="id129" draw:end-glue-point="9" svg:d="M16462 18100l-963-1144" svg:viewBox="0 0 964 1145">
          <text:p/>
        </draw:connector>
        <draw:custom-shape draw:style-name="gr20" draw:text-style-name="P10" xml:id="id131" draw:id="id131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26" draw:start-glue-point="4" draw:end-shape="id131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29" draw:start-glue-point="4" draw:end-shape="id131" draw:end-glue-point="9" svg:d="M14973 15616l-2564-1312" svg:viewBox="0 0 2565 1313">
          <text:p/>
        </draw:connector>
        <draw:custom-shape draw:style-name="gr23" draw:text-style-name="P16" xml:id="id132" draw:id="id132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34" draw:id="id134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33" draw:id="id133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32" draw:start-glue-point="4" draw:end-shape="id133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34" draw:start-glue-point="4" draw:end-shape="id133" draw:end-glue-point="9" svg:d="M4518 15294l-963-1145" svg:viewBox="0 0 964 1146">
          <text:p/>
        </draw:connector>
        <draw:custom-shape draw:style-name="gr19" draw:text-style-name="P16" xml:id="id135" draw:id="id135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37" draw:id="id137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6" draw:id="id136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35" draw:start-glue-point="4" draw:end-shape="id136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37" draw:start-glue-point="4" draw:end-shape="id136" draw:end-glue-point="9" svg:d="M16655 10925l-963-1144" svg:viewBox="0 0 964 1145">
          <text:p/>
        </draw:connector>
        <draw:custom-shape draw:style-name="gr23" draw:text-style-name="P10" xml:id="id138" draw:id="id138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38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38" draw:end-glue-point="9" svg:d="M11882 12963l-4024-3027" svg:viewBox="0 0 4025 3028">
          <text:p/>
        </draw:connector>
        <draw:custom-shape draw:style-name="gr22" draw:text-style-name="P10" xml:id="id139" draw:id="id139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38" draw:start-glue-point="11" draw:end-shape="id139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36" draw:start-glue-point="4" draw:end-shape="id139" draw:end-glue-point="9" svg:d="M15166 8440l-3165-1742" svg:viewBox="0 0 3166 1743">
          <text:p/>
        </draw:connector>
        <draw:frame draw:style-name="gr24" draw:text-style-name="P20" draw:layer="layout" svg:width="1.182cm" svg:height="1.673cm" svg:x="13.87cm" svg:y="6.274cm">
          <draw:text-box>
            <text:p><text:span text:style-name="T18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13cm" svg:y="9.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5" draw:text-style-name="P19" draw:layer="layout" svg:width="2.056cm" svg:height="2.855cm" svg:x="10.544cm" svg:y="1.6cm">
          <draw:text-box>
            <text:p><text:span text:style-name="T17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9" draw:text-style-name="P16" xml:id="id140" draw:id="id140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42" draw:id="id142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1" draw:id="id141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40" draw:start-glue-point="4" draw:end-shape="id141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42" draw:start-glue-point="4" draw:end-shape="id141" draw:end-glue-point="9" svg:d="M10131 18101l-963-1144" svg:viewBox="0 0 964 1145">
          <text:p/>
        </draw:connector>
        <draw:custom-shape draw:style-name="gr21" draw:text-style-name="P16" xml:id="id143" draw:id="id143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45" draw:id="id145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44" draw:id="id144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43" draw:start-glue-point="4" draw:end-shape="id144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45" draw:start-glue-point="4" draw:end-shape="id144" draw:end-glue-point="9" svg:d="M16462 18100l-963-1144" svg:viewBox="0 0 964 1145">
          <text:p/>
        </draw:connector>
        <draw:custom-shape draw:style-name="gr20" draw:text-style-name="P10" xml:id="id146" draw:id="id146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41" draw:start-glue-point="4" draw:end-shape="id146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44" draw:start-glue-point="4" draw:end-shape="id146" draw:end-glue-point="9" svg:d="M14973 15616l-2564-1312" svg:viewBox="0 0 2565 1313">
          <text:p/>
        </draw:connector>
        <draw:custom-shape draw:style-name="gr23" draw:text-style-name="P16" xml:id="id147" draw:id="id147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49" draw:id="id149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48" draw:id="id148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47" draw:start-glue-point="4" draw:end-shape="id148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49" draw:start-glue-point="4" draw:end-shape="id148" draw:end-glue-point="9" svg:d="M4518 15294l-963-1145" svg:viewBox="0 0 964 1146">
          <text:p/>
        </draw:connector>
        <draw:custom-shape draw:style-name="gr19" draw:text-style-name="P16" xml:id="id150" draw:id="id150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52" draw:id="id152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51" draw:id="id151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50" draw:start-glue-point="4" draw:end-shape="id151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52" draw:start-glue-point="4" draw:end-shape="id151" draw:end-glue-point="9" svg:d="M16655 10925l-963-1144" svg:viewBox="0 0 964 1145">
          <text:p/>
        </draw:connector>
        <draw:custom-shape draw:style-name="gr23" draw:text-style-name="P10" xml:id="id153" draw:id="id153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53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53" draw:end-glue-point="9" svg:d="M11882 12963l-4024-3027" svg:viewBox="0 0 4025 3028">
          <text:p/>
        </draw:connector>
        <draw:custom-shape draw:style-name="gr22" draw:text-style-name="P10" xml:id="id154" draw:id="id154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53" draw:start-glue-point="11" draw:end-shape="id154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51" draw:start-glue-point="4" draw:end-shape="id154" draw:end-glue-point="9" svg:d="M15166 8440l-3165-1742" svg:viewBox="0 0 3166 1743">
          <text:p/>
        </draw:connector>
        <draw:frame draw:style-name="gr24" draw:text-style-name="P20" draw:layer="layout" svg:width="1.182cm" svg:height="1.673cm" svg:x="13.87cm" svg:y="6.274cm">
          <draw:text-box>
            <text:p><text:span text:style-name="T18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20" draw:layer="layout" svg:width="1.183cm" svg:height="1.673cm" svg:x="13cm" svg:y="9.4cm">
          <draw:text-box>
            <text:p><text:span text:style-name="T18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5" draw:text-style-name="P19" draw:layer="layout" svg:width="2.056cm" svg:height="2.855cm" svg:x="10.544cm" svg:y="1.6cm">
          <draw:text-box>
            <text:p><text:span text:style-name="T17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9" draw:text-style-name="P16" xml:id="id155" draw:id="id155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57" draw:id="id157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56" draw:id="id156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55" draw:start-glue-point="4" draw:end-shape="id156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57" draw:start-glue-point="4" draw:end-shape="id156" draw:end-glue-point="9" svg:d="M10131 18101l-963-1144" svg:viewBox="0 0 964 1145">
          <text:p/>
        </draw:connector>
        <draw:custom-shape draw:style-name="gr21" draw:text-style-name="P16" xml:id="id158" draw:id="id158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60" draw:id="id160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59" draw:id="id159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58" draw:start-glue-point="4" draw:end-shape="id159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60" draw:start-glue-point="4" draw:end-shape="id159" draw:end-glue-point="9" svg:d="M16462 18100l-963-1144" svg:viewBox="0 0 964 1145">
          <text:p/>
        </draw:connector>
        <draw:custom-shape draw:style-name="gr20" draw:text-style-name="P10" xml:id="id161" draw:id="id161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56" draw:start-glue-point="4" draw:end-shape="id161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59" draw:start-glue-point="4" draw:end-shape="id161" draw:end-glue-point="9" svg:d="M14973 15616l-2564-1312" svg:viewBox="0 0 2565 1313">
          <text:p/>
        </draw:connector>
        <draw:custom-shape draw:style-name="gr23" draw:text-style-name="P16" xml:id="id162" draw:id="id162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64" draw:id="id164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63" draw:id="id163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62" draw:start-glue-point="4" draw:end-shape="id163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64" draw:start-glue-point="4" draw:end-shape="id163" draw:end-glue-point="9" svg:d="M4518 15294l-963-1145" svg:viewBox="0 0 964 1146">
          <text:p/>
        </draw:connector>
        <draw:custom-shape draw:style-name="gr19" draw:text-style-name="P21" xml:id="id165" draw:id="id165" draw:layer="layout" svg:width="1.489cm" svg:height="1.571cm" svg:x="12.807cm" svg:y="10.925cm">
          <text:p text:style-name="P6"><text:span text:style-name="T19">P</text:span></text:p>
          <text:p text:style-name="P6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67" draw:id="id167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66" draw:id="id166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65" draw:start-glue-point="4" draw:end-shape="id166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67" draw:start-glue-point="4" draw:end-shape="id166" draw:end-glue-point="9" svg:d="M16655 10925l-963-1144" svg:viewBox="0 0 964 1145">
          <text:p/>
        </draw:connector>
        <draw:custom-shape draw:style-name="gr23" draw:text-style-name="P10" xml:id="id168" draw:id="id168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68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68" draw:end-glue-point="9" svg:d="M11882 12963l-4024-3027" svg:viewBox="0 0 4025 3028">
          <text:p/>
        </draw:connector>
        <draw:custom-shape draw:style-name="gr22" draw:text-style-name="P10" xml:id="id169" draw:id="id169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68" draw:start-glue-point="11" draw:end-shape="id169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66" draw:start-glue-point="4" draw:end-shape="id169" draw:end-glue-point="9" svg:d="M15166 8440l-3165-1742" svg:viewBox="0 0 3166 1743">
          <text:p/>
        </draw:connector>
        <draw:frame draw:style-name="gr24" draw:text-style-name="P20" draw:layer="layout" svg:width="1.182cm" svg:height="1.673cm" svg:x="13.87cm" svg:y="6.274cm">
          <draw:text-box>
            <text:p><text:span text:style-name="T18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20" draw:layer="layout" svg:width="1.183cm" svg:height="1.673cm" svg:x="13cm" svg:y="9.4cm">
          <draw:text-box>
            <text:p><text:span text:style-name="T18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5" draw:text-style-name="P19" draw:layer="layout" svg:width="2.056cm" svg:height="2.855cm" svg:x="10.544cm" svg:y="1.6cm">
          <draw:text-box>
            <text:p><text:span text:style-name="T17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9" draw:text-style-name="P16" xml:id="id170" draw:id="id170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72" draw:id="id172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71" draw:id="id171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70" draw:start-glue-point="4" draw:end-shape="id171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72" draw:start-glue-point="4" draw:end-shape="id171" draw:end-glue-point="9" svg:d="M10131 18101l-963-1144" svg:viewBox="0 0 964 1145">
          <text:p/>
        </draw:connector>
        <draw:custom-shape draw:style-name="gr21" draw:text-style-name="P16" xml:id="id173" draw:id="id173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75" draw:id="id175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74" draw:id="id174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73" draw:start-glue-point="4" draw:end-shape="id174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75" draw:start-glue-point="4" draw:end-shape="id174" draw:end-glue-point="9" svg:d="M16462 18100l-963-1144" svg:viewBox="0 0 964 1145">
          <text:p/>
        </draw:connector>
        <draw:custom-shape draw:style-name="gr20" draw:text-style-name="P10" xml:id="id176" draw:id="id176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71" draw:start-glue-point="4" draw:end-shape="id176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74" draw:start-glue-point="4" draw:end-shape="id176" draw:end-glue-point="9" svg:d="M14973 15616l-2564-1312" svg:viewBox="0 0 2565 1313">
          <text:p/>
        </draw:connector>
        <draw:custom-shape draw:style-name="gr23" draw:text-style-name="P16" xml:id="id177" draw:id="id177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79" draw:id="id179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78" draw:id="id178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77" draw:start-glue-point="4" draw:end-shape="id178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79" draw:start-glue-point="4" draw:end-shape="id178" draw:end-glue-point="9" svg:d="M4518 15294l-963-1145" svg:viewBox="0 0 964 1146">
          <text:p/>
        </draw:connector>
        <draw:custom-shape draw:style-name="gr19" draw:text-style-name="P21" xml:id="id180" draw:id="id180" draw:layer="layout" svg:width="1.489cm" svg:height="1.571cm" svg:x="12.807cm" svg:y="10.925cm">
          <text:p text:style-name="P6"><text:span text:style-name="T19">P</text:span></text:p>
          <text:p text:style-name="P6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82" draw:id="id182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81" draw:id="id181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80" draw:start-glue-point="4" draw:end-shape="id181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82" draw:start-glue-point="4" draw:end-shape="id181" draw:end-glue-point="9" svg:d="M16655 10925l-963-1144" svg:viewBox="0 0 964 1145">
          <text:p/>
        </draw:connector>
        <draw:custom-shape draw:style-name="gr23" draw:text-style-name="P10" xml:id="id183" draw:id="id183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83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83" draw:end-glue-point="9" svg:d="M11882 12963l-4024-3027" svg:viewBox="0 0 4025 3028">
          <text:p/>
        </draw:connector>
        <draw:custom-shape draw:style-name="gr22" draw:text-style-name="P10" xml:id="id184" draw:id="id184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83" draw:start-glue-point="11" draw:end-shape="id184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81" draw:start-glue-point="4" draw:end-shape="id184" draw:end-glue-point="9" svg:d="M15166 8440l-3165-1742" svg:viewBox="0 0 3166 1743">
          <text:p/>
        </draw:connector>
        <draw:frame draw:style-name="gr24" draw:text-style-name="P20" draw:layer="layout" svg:width="1.182cm" svg:height="1.673cm" svg:x="13.87cm" svg:y="6.274cm">
          <draw:text-box>
            <text:p><text:span text:style-name="T18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20" draw:layer="layout" svg:width="1.183cm" svg:height="1.673cm" svg:x="13cm" svg:y="9.4cm">
          <draw:text-box>
            <text:p><text:span text:style-name="T18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5" draw:text-style-name="P19" draw:layer="layout" svg:width="2.056cm" svg:height="2.855cm" svg:x="10.544cm" svg:y="1.6cm">
          <draw:text-box>
            <text:p><text:span text:style-name="T17">P</text:span></text:p>
          </draw:text-box>
        </draw:frame>
        <draw:frame draw:style-name="gr26" draw:text-style-name="P19" draw:layer="layout" svg:width="5.099cm" svg:height="2.855cm" svg:x="12.6cm" svg:y="1.6cm">
          <draw:text-box>
            <text:p><text:span text:style-name="T17">=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5" draw:text-style-name="P7" draw:layer="layout" svg:width="34.093cm" svg:height="20.2cm" svg:x="-2.238cm" svg:y="0cm" presentation:class="subtitle" presentation:placeholder="true" presentation:user-transformed="true">
          <draw:text-box/>
        </draw:frame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19" draw:text-style-name="P16" xml:id="id185" draw:id="id185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87" draw:id="id187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86" draw:id="id186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185" draw:start-glue-point="4" draw:end-shape="id186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187" draw:start-glue-point="4" draw:end-shape="id186" draw:end-glue-point="9" svg:d="M10131 18101l-963-1144" svg:viewBox="0 0 964 1145">
          <text:p/>
        </draw:connector>
        <draw:custom-shape draw:style-name="gr21" draw:text-style-name="P16" xml:id="id188" draw:id="id188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90" draw:id="id190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89" draw:id="id189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188" draw:start-glue-point="4" draw:end-shape="id189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190" draw:start-glue-point="4" draw:end-shape="id189" draw:end-glue-point="9" svg:d="M16462 18100l-963-1144" svg:viewBox="0 0 964 1145">
          <text:p/>
        </draw:connector>
        <draw:custom-shape draw:style-name="gr20" draw:text-style-name="P10" xml:id="id191" draw:id="id191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186" draw:start-glue-point="4" draw:end-shape="id191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189" draw:start-glue-point="4" draw:end-shape="id191" draw:end-glue-point="9" svg:d="M14973 15616l-2564-1312" svg:viewBox="0 0 2565 1313">
          <text:p/>
        </draw:connector>
        <draw:custom-shape draw:style-name="gr23" draw:text-style-name="P16" xml:id="id192" draw:id="id192" draw:layer="layout" svg:width="1.49cm" svg:height="1.57cm" svg:x="0.669cm" svg:y="15.294cm">
          <text:p text:style-name="P6"><text:span text:style-name="T14">A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94" draw:id="id194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93" draw:id="id193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192" draw:start-glue-point="4" draw:end-shape="id193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194" draw:start-glue-point="4" draw:end-shape="id193" draw:end-glue-point="9" svg:d="M4518 15294l-963-1145" svg:viewBox="0 0 964 1146">
          <text:p/>
        </draw:connector>
        <draw:custom-shape draw:style-name="gr19" draw:text-style-name="P16" xml:id="id195" draw:id="id195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197" draw:id="id197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96" draw:id="id196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195" draw:start-glue-point="4" draw:end-shape="id196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197" draw:start-glue-point="4" draw:end-shape="id196" draw:end-glue-point="9" svg:d="M16655 10925l-963-1144" svg:viewBox="0 0 964 1145">
          <text:p/>
        </draw:connector>
        <draw:custom-shape draw:style-name="gr23" draw:text-style-name="P10" xml:id="id198" draw:id="id198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198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198" draw:end-glue-point="9" svg:d="M11882 12963l-4024-3027" svg:viewBox="0 0 4025 3028">
          <text:p/>
        </draw:connector>
        <draw:custom-shape draw:style-name="gr22" draw:text-style-name="P10" xml:id="id199" draw:id="id199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198" draw:start-glue-point="11" draw:end-shape="id199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196" draw:start-glue-point="4" draw:end-shape="id199" draw:end-glue-point="9" svg:d="M15166 8440l-3165-1742" svg:viewBox="0 0 3166 1743">
          <text:p/>
        </draw:connector>
        <draw:frame draw:style-name="gr24" draw:text-style-name="P18" draw:layer="layout" svg:width="1.182cm" svg:height="1.673cm" svg:x="13.87cm" svg:y="6.274cm">
          <draw:text-box>
            <text:p><text:span text:style-name="T16">1</text:span></text:p>
          </draw:text-box>
        </draw:frame>
        <draw:frame draw:style-name="gr24" draw:text-style-name="P17" draw:layer="layout" svg:width="1.182cm" svg:height="1.673cm" svg:x="3.8cm" svg:y="10.2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0.976cm" svg:y="13.65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13cm" svg:y="9.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8.418cm" svg:y="6.4cm">
          <draw:text-box>
            <text:p><text:span text:style-name="T15">0</text:span></text:p>
          </draw:text-box>
        </draw:frame>
        <draw:frame draw:style-name="gr27" draw:text-style-name="P22" draw:layer="layout" svg:width="5.858cm" svg:height="4.035cm" svg:x="20.6cm" svg:y="1.2cm">
          <draw:text-box>
            <text:p><text:span text:style-name="T20">P = 10</text:span></text:p>
          </draw:text-box>
        </draw:frame>
        <draw:frame draw:style-name="gr28" draw:text-style-name="P23" draw:layer="layout" svg:width="2.183cm" svg:height="2.855cm" svg:x="8.8cm" svg:y="2.2cm">
          <draw:text-box>
            <text:p><text:span text:style-name="T21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9" draw:text-style-name="P16" xml:id="id200" draw:id="id200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02" draw:id="id202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01" draw:id="id201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200" draw:start-glue-point="4" draw:end-shape="id201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202" draw:start-glue-point="4" draw:end-shape="id201" draw:end-glue-point="9" svg:d="M10131 18101l-963-1144" svg:viewBox="0 0 964 1145">
          <text:p/>
        </draw:connector>
        <draw:custom-shape draw:style-name="gr21" draw:text-style-name="P16" xml:id="id203" draw:id="id203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205" draw:id="id205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204" draw:id="id204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203" draw:start-glue-point="4" draw:end-shape="id204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205" draw:start-glue-point="4" draw:end-shape="id204" draw:end-glue-point="9" svg:d="M16462 18100l-963-1144" svg:viewBox="0 0 964 1145">
          <text:p/>
        </draw:connector>
        <draw:custom-shape draw:style-name="gr20" draw:text-style-name="P10" xml:id="id206" draw:id="id206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201" draw:start-glue-point="4" draw:end-shape="id206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204" draw:start-glue-point="4" draw:end-shape="id206" draw:end-glue-point="9" svg:d="M14973 15616l-2564-1312" svg:viewBox="0 0 2565 1313">
          <text:p/>
        </draw:connector>
        <draw:custom-shape draw:style-name="gr23" draw:text-style-name="P21" xml:id="id207" draw:id="id207" draw:layer="layout" svg:width="1.49cm" svg:height="1.57cm" svg:x="0.669cm" svg:y="15.294cm">
          <text:p text:style-name="P6"><text:span text:style-name="T19">A</text:span></text:p>
          <text:p text:style-name="P6"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209" draw:id="id209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208" draw:id="id208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207" draw:start-glue-point="4" draw:end-shape="id208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209" draw:start-glue-point="4" draw:end-shape="id208" draw:end-glue-point="9" svg:d="M4518 15294l-963-1145" svg:viewBox="0 0 964 1146">
          <text:p/>
        </draw:connector>
        <draw:custom-shape draw:style-name="gr19" draw:text-style-name="P16" xml:id="id210" draw:id="id210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212" draw:id="id212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11" draw:id="id211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210" draw:start-glue-point="4" draw:end-shape="id211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212" draw:start-glue-point="4" draw:end-shape="id211" draw:end-glue-point="9" svg:d="M16655 10925l-963-1144" svg:viewBox="0 0 964 1145">
          <text:p/>
        </draw:connector>
        <draw:custom-shape draw:style-name="gr23" draw:text-style-name="P10" xml:id="id213" draw:id="id213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213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213" draw:end-glue-point="9" svg:d="M11882 12963l-4024-3027" svg:viewBox="0 0 4025 3028">
          <text:p/>
        </draw:connector>
        <draw:custom-shape draw:style-name="gr22" draw:text-style-name="P10" xml:id="id214" draw:id="id214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213" draw:start-glue-point="11" draw:end-shape="id214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211" draw:start-glue-point="4" draw:end-shape="id214" draw:end-glue-point="9" svg:d="M15166 8440l-3165-1742" svg:viewBox="0 0 3166 1743">
          <text:p/>
        </draw:connector>
        <draw:frame draw:style-name="gr24" draw:text-style-name="P18" draw:layer="layout" svg:width="1.182cm" svg:height="1.673cm" svg:x="13.87cm" svg:y="6.274cm">
          <draw:text-box>
            <text:p><text:span text:style-name="T16">1</text:span></text:p>
          </draw:text-box>
        </draw:frame>
        <draw:frame draw:style-name="gr24" draw:text-style-name="P20" draw:layer="layout" svg:width="1.182cm" svg:height="1.673cm" svg:x="3.8cm" svg:y="10.2cm">
          <draw:text-box>
            <text:p><text:span text:style-name="T18">0</text:span></text:p>
          </draw:text-box>
        </draw:frame>
        <draw:frame draw:style-name="gr24" draw:text-style-name="P20" draw:layer="layout" svg:width="1.183cm" svg:height="1.673cm" svg:x="0.976cm" svg:y="13.654cm">
          <draw:text-box>
            <text:p><text:span text:style-name="T18">0</text:span></text:p>
          </draw:text-box>
        </draw:frame>
        <draw:frame draw:style-name="gr24" draw:text-style-name="P17" draw:layer="layout" svg:width="1.183cm" svg:height="1.673cm" svg:x="13cm" svg:y="9.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20" draw:layer="layout" svg:width="1.182cm" svg:height="1.673cm" svg:x="8.418cm" svg:y="6.4cm">
          <draw:text-box>
            <text:p><text:span text:style-name="T18">0</text:span></text:p>
          </draw:text-box>
        </draw:frame>
        <draw:frame draw:style-name="gr27" draw:text-style-name="P22" draw:layer="layout" svg:width="5.858cm" svg:height="4.035cm" svg:x="20.6cm" svg:y="1.2cm">
          <draw:text-box>
            <text:p><text:span text:style-name="T20">P = 10</text:span></text:p>
          </draw:text-box>
        </draw:frame>
        <draw:frame draw:style-name="gr29" draw:text-style-name="P24" draw:layer="layout" svg:width="7.238cm" svg:height="2.143cm" svg:x="20.562cm" svg:y="3cm">
          <draw:text-box>
            <text:p><text:span text:style-name="T22">A = 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9" draw:text-style-name="P16" xml:id="id215" draw:id="id215" draw:layer="layout" svg:width="1.489cm" svg:height="1.571cm" svg:x="6.283cm" svg:y="18.101cm">
          <text:p text:style-name="P6"><text:span text:style-name="T14">R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17" draw:id="id217" draw:layer="layout" svg:width="1.49cm" svg:height="1.571cm" svg:x="9.386cm" svg:y="18.101cm">
          <text:p text:style-name="P6"><text:span text:style-name="T5">Í</text:span></text:p>
          <text:p text:style-name="P6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16" draw:id="id216" draw:layer="layout" svg:width="1.489cm" svg:height="1.571cm" svg:x="7.897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028cm" svg:y1="18.101cm" svg:x2="8.115cm" svg:y2="16.957cm" draw:start-shape="id215" draw:start-glue-point="4" draw:end-shape="id216" draw:end-glue-point="7" svg:d="M7028 18101l1087-1144" svg:viewBox="0 0 1088 1145">
          <text:p/>
        </draw:connector>
        <draw:connector draw:style-name="gr5" draw:text-style-name="P9" draw:layer="layout" draw:type="line" svg:x1="10.131cm" svg:y1="18.101cm" svg:x2="9.168cm" svg:y2="16.957cm" draw:start-shape="id217" draw:start-glue-point="4" draw:end-shape="id216" draw:end-glue-point="9" svg:d="M10131 18101l-963-1144" svg:viewBox="0 0 964 1145">
          <text:p/>
        </draw:connector>
        <draw:custom-shape draw:style-name="gr21" draw:text-style-name="P16" xml:id="id218" draw:id="id218" draw:layer="layout" svg:width="1.488cm" svg:height="1.571cm" svg:x="12.614cm" svg:y="18.1cm">
          <text:p text:style-name="P6"><text:span text:style-name="T14">D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220" draw:id="id220" draw:layer="layout" svg:width="1.49cm" svg:height="1.571cm" svg:x="15.717cm" svg:y="18.1cm">
          <text:p text:style-name="P6"><text:span text:style-name="T14">O</text:span></text:p>
          <text:p text:style-name="P6"><text:span text:style-name="T1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219" draw:id="id219" draw:layer="layout" svg:width="1.489cm" svg:height="1.57cm" svg:x="14.228cm" svg:y="15.616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358cm" svg:y1="18.1cm" svg:x2="14.446cm" svg:y2="16.956cm" draw:start-shape="id218" draw:start-glue-point="4" draw:end-shape="id219" draw:end-glue-point="7" svg:d="M13358 18100l1088-1144" svg:viewBox="0 0 1089 1145">
          <text:p/>
        </draw:connector>
        <draw:connector draw:style-name="gr5" draw:text-style-name="P9" draw:layer="layout" draw:type="line" svg:x1="16.462cm" svg:y1="18.1cm" svg:x2="15.499cm" svg:y2="16.956cm" draw:start-shape="id220" draw:start-glue-point="4" draw:end-shape="id219" draw:end-glue-point="9" svg:d="M16462 18100l-963-1144" svg:viewBox="0 0 964 1145">
          <text:p/>
        </draw:connector>
        <draw:custom-shape draw:style-name="gr20" draw:text-style-name="P10" xml:id="id221" draw:id="id221" draw:layer="layout" svg:width="1.49cm" svg:height="1.571cm" svg:x="11.137cm" svg:y="12.963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642cm" svg:y1="15.616cm" svg:x2="11.355cm" svg:y2="14.304cm" draw:start-shape="id216" draw:start-glue-point="4" draw:end-shape="id221" draw:end-glue-point="7" svg:d="M8642 15616l2713-1312" svg:viewBox="0 0 2714 1313">
          <text:p/>
        </draw:connector>
        <draw:connector draw:style-name="gr5" draw:text-style-name="P9" draw:layer="layout" draw:type="line" svg:x1="14.973cm" svg:y1="15.616cm" svg:x2="12.409cm" svg:y2="14.304cm" draw:start-shape="id219" draw:start-glue-point="4" draw:end-shape="id221" draw:end-glue-point="9" svg:d="M14973 15616l-2564-1312" svg:viewBox="0 0 2565 1313">
          <text:p/>
        </draw:connector>
        <draw:custom-shape draw:style-name="gr23" draw:text-style-name="P25" xml:id="id222" draw:id="id222" draw:layer="layout" svg:width="1.49cm" svg:height="1.57cm" svg:x="0.669cm" svg:y="15.294cm">
          <text:p text:style-name="P6"><text:span text:style-name="T23">A</text:span></text:p>
          <text:p text:style-name="P6"><text:span text:style-name="T2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224" draw:id="id224" draw:layer="layout" svg:width="1.489cm" svg:height="1.57cm" svg:x="3.773cm" svg:y="15.294cm">
          <text:p text:style-name="P6"><text:span text:style-name="T14">L</text:span></text:p>
          <text:p text:style-name="P6"><text:span text:style-name="T1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223" draw:id="id223" draw:layer="layout" svg:width="1.49cm" svg:height="1.569cm" svg:x="2.283cm" svg:y="12.809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.414cm" svg:y1="15.294cm" svg:x2="2.501cm" svg:y2="14.149cm" draw:start-shape="id222" draw:start-glue-point="4" draw:end-shape="id223" draw:end-glue-point="7" svg:d="M1414 15294l1087-1145" svg:viewBox="0 0 1088 1146">
          <text:p/>
        </draw:connector>
        <draw:connector draw:style-name="gr5" draw:text-style-name="P9" draw:layer="layout" draw:type="line" svg:x1="4.518cm" svg:y1="15.294cm" svg:x2="3.555cm" svg:y2="14.149cm" draw:start-shape="id224" draw:start-glue-point="4" draw:end-shape="id223" draw:end-glue-point="9" svg:d="M4518 15294l-963-1145" svg:viewBox="0 0 964 1146">
          <text:p/>
        </draw:connector>
        <draw:custom-shape draw:style-name="gr19" draw:text-style-name="P16" xml:id="id225" draw:id="id225" draw:layer="layout" svg:width="1.489cm" svg:height="1.571cm" svg:x="12.807cm" svg:y="10.925cm">
          <text:p text:style-name="P6"><text:span text:style-name="T14">P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227" draw:id="id227" draw:layer="layout" svg:width="1.49cm" svg:height="1.571cm" svg:x="15.91cm" svg:y="10.925cm">
          <text:p text:style-name="P6"><text:span text:style-name="T14">E</text:span></text:p>
          <text:p text:style-name="P6"><text:span text:style-name="T1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26" draw:id="id226" draw:layer="layout" svg:width="1.489cm" svg:height="1.571cm" svg:x="14.421cm" svg:y="8.44cm">
          <text:p text:style-name="P6"><text:span text:style-name="T8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13.552cm" svg:y1="10.925cm" svg:x2="14.639cm" svg:y2="9.781cm" draw:start-shape="id225" draw:start-glue-point="4" draw:end-shape="id226" draw:end-glue-point="7" svg:d="M13552 10925l1087-1144" svg:viewBox="0 0 1088 1145">
          <text:p/>
        </draw:connector>
        <draw:connector draw:style-name="gr5" draw:text-style-name="P9" draw:layer="layout" draw:type="line" svg:x1="16.655cm" svg:y1="10.925cm" svg:x2="15.692cm" svg:y2="9.781cm" draw:start-shape="id227" draw:start-glue-point="4" draw:end-shape="id226" draw:end-glue-point="9" svg:d="M16655 10925l-963-1144" svg:viewBox="0 0 964 1145">
          <text:p/>
        </draw:connector>
        <draw:custom-shape draw:style-name="gr23" draw:text-style-name="P10" xml:id="id228" draw:id="id228" draw:layer="layout" svg:width="1.49cm" svg:height="1.57cm" svg:x="6.586cm" svg:y="8.596cm">
          <text:p text:style-name="P6"><text:span text:style-name="T8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3.028cm" svg:y1="12.809cm" svg:x2="6.804cm" svg:y2="9.936cm" draw:end-shape="id228" draw:end-glue-point="7" svg:d="M3028 12809l3776-2873" svg:viewBox="0 0 3777 2874">
          <text:p/>
        </draw:connector>
        <draw:connector draw:style-name="gr5" draw:text-style-name="P9" draw:layer="layout" draw:type="line" svg:x1="11.882cm" svg:y1="12.963cm" svg:x2="7.858cm" svg:y2="9.936cm" draw:end-shape="id228" draw:end-glue-point="9" svg:d="M11882 12963l-4024-3027" svg:viewBox="0 0 4025 3028">
          <text:p/>
        </draw:connector>
        <draw:custom-shape draw:style-name="gr22" draw:text-style-name="P10" xml:id="id229" draw:id="id229" draw:layer="layout" svg:width="1.489cm" svg:height="1.57cm" draw:transform="rotate (0.00994837673636768) translate (10.718cm 5.372cm)">
          <text:p text:style-name="P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858cm" svg:y1="8.826cm" svg:x2="10.949cm" svg:y2="6.708cm" draw:start-shape="id228" draw:start-glue-point="11" draw:end-shape="id229" draw:end-glue-point="7" svg:d="M7858 8826l3091-2118" svg:viewBox="0 0 3092 2119">
          <text:p/>
        </draw:connector>
        <draw:connector draw:style-name="gr5" draw:text-style-name="P9" draw:layer="layout" draw:type="line" svg:x1="15.166cm" svg:y1="8.44cm" svg:x2="12.001cm" svg:y2="6.698cm" draw:start-shape="id226" draw:start-glue-point="4" draw:end-shape="id229" draw:end-glue-point="9" svg:d="M15166 8440l-3165-1742" svg:viewBox="0 0 3166 1743">
          <text:p/>
        </draw:connector>
        <draw:frame draw:style-name="gr24" draw:text-style-name="P18" draw:layer="layout" svg:width="1.182cm" svg:height="1.673cm" svg:x="13.87cm" svg:y="6.274cm">
          <draw:text-box>
            <text:p><text:span text:style-name="T16">1</text:span></text:p>
          </draw:text-box>
        </draw:frame>
        <draw:frame draw:style-name="gr24" draw:text-style-name="P18" draw:layer="layout" svg:width="1.182cm" svg:height="1.673cm" svg:x="3.8cm" svg:y="10.2cm">
          <draw:text-box>
            <text:p><text:span text:style-name="T16">0</text:span></text:p>
          </draw:text-box>
        </draw:frame>
        <draw:frame draw:style-name="gr24" draw:text-style-name="P18" draw:layer="layout" svg:width="1.183cm" svg:height="1.673cm" svg:x="0.976cm" svg:y="13.654cm">
          <draw:text-box>
            <text:p><text:span text:style-name="T16">0</text:span></text:p>
          </draw:text-box>
        </draw:frame>
        <draw:frame draw:style-name="gr24" draw:text-style-name="P17" draw:layer="layout" svg:width="1.183cm" svg:height="1.673cm" svg:x="13cm" svg:y="9.4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9cm" svg:y="13.6cm">
          <draw:text-box>
            <text:p><text:span text:style-name="T15">0</text:span></text:p>
          </draw:text-box>
        </draw:frame>
        <draw:frame draw:style-name="gr24" draw:text-style-name="P17" draw:layer="layout" svg:width="1.183cm" svg:height="1.673cm" svg:x="6.589cm" svg:y="16.428cm">
          <draw:text-box>
            <text:p><text:span text:style-name="T15">0</text:span></text:p>
          </draw:text-box>
        </draw:frame>
        <draw:frame draw:style-name="gr24" draw:text-style-name="P17" draw:layer="layout" svg:width="1.182cm" svg:height="1.673cm" svg:x="16.124cm" svg:y="9.471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3.44cm" svg:y="13.64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5.975cm" svg:y="16.487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575cm" svg:y="16.636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4.047cm" svg:y="13.803cm">
          <draw:text-box>
            <text:p><text:span text:style-name="T15">1</text:span></text:p>
          </draw:text-box>
        </draw:frame>
        <draw:frame draw:style-name="gr24" draw:text-style-name="P17" draw:layer="layout" svg:width="1.181cm" svg:height="1.673cm" svg:x="9.128cm" svg:y="9.919cm">
          <draw:text-box>
            <text:p><text:span text:style-name="T15">1</text:span></text:p>
          </draw:text-box>
        </draw:frame>
        <draw:frame draw:style-name="gr24" draw:text-style-name="P17" draw:layer="layout" svg:width="1.182cm" svg:height="1.673cm" svg:x="12.614cm" svg:y="16.427cm">
          <draw:text-box>
            <text:p><text:span text:style-name="T15">0</text:span></text:p>
          </draw:text-box>
        </draw:frame>
        <draw:frame draw:style-name="gr24" draw:text-style-name="P18" draw:layer="layout" svg:width="1.182cm" svg:height="1.673cm" svg:x="8.418cm" svg:y="6.4cm">
          <draw:text-box>
            <text:p><text:span text:style-name="T16">0</text:span></text:p>
          </draw:text-box>
        </draw:frame>
        <draw:frame draw:style-name="gr30" draw:text-style-name="P26" draw:layer="layout" svg:width="5.903cm" svg:height="3.898cm" svg:x="20.628cm" svg:y="0.4cm">
          <draw:text-box>
            <text:p><text:span text:style-name="T24">P = 10</text:span></text:p>
          </draw:text-box>
        </draw:frame>
        <draw:frame draw:style-name="gr31" draw:text-style-name="P27" draw:layer="layout" svg:width="7.293cm" svg:height="2.07cm" svg:x="20.485cm" svg:y="2.034cm">
          <draw:text-box>
            <text:p><text:span text:style-name="T25">A = 000</text:span></text:p>
          </draw:text-box>
        </draw:frame>
        <draw:frame draw:style-name="gr32" draw:text-style-name="P27" draw:layer="layout" svg:width="7.658cm" svg:height="3.898cm" svg:x="20.485cm" svg:y="3.537cm">
          <draw:text-box>
            <text:p><text:span text:style-name="T25">R = 1000</text:span></text:p>
          </draw:text-box>
        </draw:frame>
        <draw:frame draw:style-name="gr32" draw:text-style-name="P27" draw:layer="layout" svg:width="6.929cm" svg:height="3.898cm" svg:x="20.61cm" svg:y="4.99cm">
          <draw:text-box>
            <text:p><text:span text:style-name="T25">A = 000</text:span></text:p>
          </draw:text-box>
        </draw:frame>
        <draw:frame draw:style-name="gr33" draw:text-style-name="P27" draw:layer="layout" svg:width="7.457cm" svg:height="2.071cm" svg:x="20.686cm" svg:y="6.442cm">
          <draw:text-box>
            <text:p><text:span text:style-name="T25">L = 001</text:span></text:p>
          </draw:text-box>
        </draw:frame>
        <draw:frame draw:style-name="gr33" draw:text-style-name="P27" draw:layer="layout" svg:width="7.294cm" svg:height="2.071cm" svg:x="20.686cm" svg:y="8.023cm">
          <draw:text-box>
            <text:p><text:span text:style-name="T25">E = 11</text:span></text:p>
          </draw:text-box>
        </draw:frame>
        <draw:frame draw:style-name="gr34" draw:text-style-name="P27" draw:layer="layout" svg:width="7.457cm" svg:height="2.069cm" svg:x="20.686cm" svg:y="9.398cm">
          <draw:text-box>
            <text:p><text:span text:style-name="T25">L = 001</text:span></text:p>
          </draw:text-box>
        </draw:frame>
        <draw:frame draw:style-name="gr33" draw:text-style-name="P27" draw:layer="layout" svg:width="7.294cm" svg:height="2.071cm" svg:x="20.686cm" svg:y="10.979cm">
          <draw:text-box>
            <text:p><text:span text:style-name="T25">E = 11</text:span></text:p>
          </draw:text-box>
        </draw:frame>
        <draw:frame draw:style-name="gr30" draw:text-style-name="P26" draw:layer="layout" svg:width="5.904cm" svg:height="3.898cm" svg:x="20.686cm" svg:y="12.25cm">
          <draw:text-box>
            <text:p><text:span text:style-name="T24">P = 10</text:span></text:p>
          </draw:text-box>
        </draw:frame>
        <draw:frame draw:style-name="gr30" draw:text-style-name="P26" draw:layer="layout" svg:width="6.91cm" svg:height="3.898cm" svg:x="20.83cm" svg:y="13.702cm">
          <draw:text-box>
            <text:p><text:span text:style-name="T24">Í = 0101</text:span></text:p>
          </draw:text-box>
        </draw:frame>
        <draw:frame draw:style-name="gr33" draw:text-style-name="P27" draw:layer="layout" svg:width="7.294cm" svg:height="2.071cm" svg:x="20.648cm" svg:y="16.424cm">
          <draw:text-box>
            <text:p><text:span text:style-name="T25">E = 11</text:span></text:p>
          </draw:text-box>
        </draw:frame>
        <draw:frame draw:style-name="gr35" draw:text-style-name="P26" draw:layer="layout" svg:width="5.903cm" svg:height="1.826cm" svg:x="20.687cm" svg:y="15.102cm">
          <draw:text-box>
            <text:p><text:span text:style-name="T24">P = 10</text:span></text:p>
          </draw:text-box>
        </draw:frame>
        <draw:frame draw:style-name="gr33" draw:text-style-name="P27" draw:layer="layout" svg:width="7.294cm" svg:height="2.071cm" svg:x="20.648cm" svg:y="17.8cm">
          <draw:text-box>
            <text:p><text:span text:style-name="T25">D = 0110</text:span></text:p>
          </draw:text-box>
        </draw:frame>
        <draw:frame draw:style-name="gr33" draw:text-style-name="P27" draw:layer="layout" svg:width="7.294cm" svg:height="2.071cm" svg:x="20.648cm" svg:y="19cm">
          <draw:text-box>
            <text:p><text:span text:style-name="T25">O = 01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0" draw:text-style-name="P26" draw:layer="layout" svg:width="5.903cm" svg:height="3.898cm" svg:x="20.628cm" svg:y="0.4cm">
          <draw:text-box>
            <text:p><text:span text:style-name="T24">P = 10</text:span></text:p>
          </draw:text-box>
        </draw:frame>
        <draw:frame draw:style-name="gr31" draw:text-style-name="P27" draw:layer="layout" svg:width="7.293cm" svg:height="2.07cm" svg:x="20.485cm" svg:y="2.034cm">
          <draw:text-box>
            <text:p><text:span text:style-name="T25">A = 000</text:span></text:p>
          </draw:text-box>
        </draw:frame>
        <draw:frame draw:style-name="gr32" draw:text-style-name="P27" draw:layer="layout" svg:width="7.658cm" svg:height="3.898cm" svg:x="20.485cm" svg:y="3.537cm">
          <draw:text-box>
            <text:p><text:span text:style-name="T25">R = 1000</text:span></text:p>
          </draw:text-box>
        </draw:frame>
        <draw:frame draw:style-name="gr32" draw:text-style-name="P27" draw:layer="layout" svg:width="6.929cm" svg:height="3.898cm" svg:x="20.61cm" svg:y="4.99cm">
          <draw:text-box>
            <text:p><text:span text:style-name="T25">A = 000</text:span></text:p>
          </draw:text-box>
        </draw:frame>
        <draw:frame draw:style-name="gr33" draw:text-style-name="P27" draw:layer="layout" svg:width="7.457cm" svg:height="2.071cm" svg:x="20.686cm" svg:y="6.442cm">
          <draw:text-box>
            <text:p><text:span text:style-name="T25">L = 001</text:span></text:p>
          </draw:text-box>
        </draw:frame>
        <draw:frame draw:style-name="gr33" draw:text-style-name="P27" draw:layer="layout" svg:width="7.294cm" svg:height="2.071cm" svg:x="20.686cm" svg:y="8.023cm">
          <draw:text-box>
            <text:p><text:span text:style-name="T25">E = 11</text:span></text:p>
          </draw:text-box>
        </draw:frame>
        <draw:frame draw:style-name="gr34" draw:text-style-name="P27" draw:layer="layout" svg:width="7.457cm" svg:height="2.069cm" svg:x="20.686cm" svg:y="9.398cm">
          <draw:text-box>
            <text:p><text:span text:style-name="T25">L = 001</text:span></text:p>
          </draw:text-box>
        </draw:frame>
        <draw:frame draw:style-name="gr33" draw:text-style-name="P27" draw:layer="layout" svg:width="7.294cm" svg:height="2.071cm" svg:x="20.686cm" svg:y="10.979cm">
          <draw:text-box>
            <text:p><text:span text:style-name="T25">E = 11</text:span></text:p>
          </draw:text-box>
        </draw:frame>
        <draw:frame draw:style-name="gr30" draw:text-style-name="P26" draw:layer="layout" svg:width="5.904cm" svg:height="3.898cm" svg:x="20.686cm" svg:y="12.25cm">
          <draw:text-box>
            <text:p><text:span text:style-name="T24">P = 10</text:span></text:p>
          </draw:text-box>
        </draw:frame>
        <draw:frame draw:style-name="gr30" draw:text-style-name="P26" draw:layer="layout" svg:width="6.91cm" svg:height="3.898cm" svg:x="20.83cm" svg:y="13.702cm">
          <draw:text-box>
            <text:p><text:span text:style-name="T24">Í = 0101</text:span></text:p>
          </draw:text-box>
        </draw:frame>
        <draw:frame draw:style-name="gr33" draw:text-style-name="P27" draw:layer="layout" svg:width="7.294cm" svg:height="2.071cm" svg:x="20.648cm" svg:y="16.424cm">
          <draw:text-box>
            <text:p><text:span text:style-name="T25">E = 11</text:span></text:p>
          </draw:text-box>
        </draw:frame>
        <draw:frame draw:style-name="gr35" draw:text-style-name="P26" draw:layer="layout" svg:width="5.903cm" svg:height="1.826cm" svg:x="20.687cm" svg:y="15.102cm">
          <draw:text-box>
            <text:p><text:span text:style-name="T24">P = 10</text:span></text:p>
          </draw:text-box>
        </draw:frame>
        <draw:frame draw:style-name="gr33" draw:text-style-name="P27" draw:layer="layout" svg:width="7.294cm" svg:height="2.071cm" svg:x="20.648cm" svg:y="17.8cm">
          <draw:text-box>
            <text:p><text:span text:style-name="T25">D = 0110</text:span></text:p>
          </draw:text-box>
        </draw:frame>
        <draw:frame draw:style-name="gr33" draw:text-style-name="P27" draw:layer="layout" svg:width="7.294cm" svg:height="2.071cm" svg:x="20.648cm" svg:y="19cm">
          <draw:text-box>
            <text:p><text:span text:style-name="T25">O = 0111</text:span></text:p>
          </draw:text-box>
        </draw:frame>
        <draw:frame draw:style-name="gr36" draw:text-style-name="P28" draw:layer="layout" svg:width="13.308cm" svg:height="1.826cm" svg:x="3.6cm" svg:y="3.574cm">
          <draw:text-box>
            <text:p><text:span text:style-name="T4">PARALELEPÍPEDO</text:span></text:p>
          </draw:text-box>
        </draw:frame>
        <draw:frame draw:style-name="gr37" draw:text-style-name="P29" draw:layer="layout" svg:width="20.314cm" svg:height="1.276cm" svg:x="0.4cm" svg:y="9.524cm">
          <draw:text-box>
            <text:p><text:span text:style-name="T26">1000010000000011100111100101101101100111</text:span></text:p>
          </draw:text-box>
        </draw:frame>
        <draw:line draw:style-name="gr38" draw:text-style-name="P9" draw:layer="layout" svg:x1="10cm" svg:y1="5.8cm" svg:x2="10cm" svg:y2="8.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6" draw:text-style-name="P28" draw:layer="layout" svg:width="13.308cm" svg:height="1.826cm" svg:x="7.6cm" svg:y="6cm">
          <draw:text-box>
            <text:p><text:span text:style-name="T4">PARALELEPÍPEDO</text:span></text:p>
          </draw:text-box>
        </draw:frame>
        <draw:frame draw:style-name="gr39" draw:text-style-name="P30" draw:layer="layout" svg:width="27.849cm" svg:height="1.673cm" svg:x="0cm" svg:y="13.026cm">
          <draw:text-box>
            <text:p><text:span text:style-name="T27">1000010000000011100111100101101101100111</text:span></text:p>
          </draw:text-box>
        </draw:frame>
        <draw:line draw:style-name="gr38" draw:text-style-name="P31" draw:layer="layout" svg:x1="14cm" svg:y1="8.826cm" svg:x2="14cm" svg:y2="11.826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draw:style-name="standard" draw:layer="layout" svg:width="16.897cm" svg:height="3.671cm" svg:x="44.072cm" svg:y="2.29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2">
              <table:table-cell/>
              <table:table-cell/>
              <table:table-cell table:style-name="ce3"/>
              <table:table-cell table:style-name="ce2"/>
              <table:table-cell/>
              <table:table-cell/>
              <table:table-cell table:style-name="ce3"/>
              <table:table-cell table:style-name="ce3">
                <text:p text:style-name="P6"><text:span text:style-name="T7">14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6" draw:text-style-name="P28" draw:layer="layout" svg:width="13.308cm" svg:height="1.826cm" svg:x="7.6cm" svg:y="4cm">
          <draw:text-box>
            <text:p><text:span text:style-name="T4">PARALELEPÍPEDO</text:span></text:p>
          </draw:text-box>
        </draw:frame>
        <draw:frame draw:style-name="gr39" draw:text-style-name="P30" draw:layer="layout" svg:width="27.849cm" svg:height="1.673cm" svg:x="0cm" svg:y="11.026cm">
          <draw:text-box>
            <text:p><text:span text:style-name="T27">1000010000000011100111100101101101100111</text:span></text:p>
          </draw:text-box>
        </draw:frame>
        <draw:line draw:style-name="gr38" draw:text-style-name="P31" draw:layer="layout" svg:x1="14cm" svg:y1="6.826cm" svg:x2="14cm" svg:y2="9.826cm">
          <text:p/>
        </draw:line>
        <draw:frame draw:style-name="gr40" draw:text-style-name="P32" draw:layer="layout" svg:width="8.4cm" svg:height="2.618cm" svg:x="10.8cm" svg:y="1.582cm">
          <draw:text-box>
            <text:p><text:span text:style-name="T28">112 bits</text:span></text:p>
          </draw:text-box>
        </draw:frame>
        <draw:frame draw:style-name="gr40" draw:text-style-name="P32" draw:layer="layout" svg:width="8.4cm" svg:height="2.618cm" svg:x="10.8cm" svg:y="12.582cm">
          <draw:text-box>
            <text:p><text:span text:style-name="T28">40 bits</text:span></text:p>
          </draw:text-box>
        </draw:frame>
        <draw:frame draw:style-name="gr29" draw:text-style-name="P33" draw:layer="layout" svg:width="17.6cm" svg:height="2.143cm" svg:x="4.8cm" svg:y="16cm">
          <draw:text-box>
            <text:p><text:span text:style-name="T29">Economia de: 72 bi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21:39:12.127000000</meta:creation-date>
    <dc:date>2017-07-04T21:20:01.238000000</dc:date>
    <meta:editing-duration>PT1H24M40S</meta:editing-duration>
    <meta:editing-cycles>8</meta:editing-cycles>
    <meta:generator>LibreOffice/5.2.7.2$Windows_x86 LibreOffice_project/2b7f1e640c46ceb28adf43ee075a6e8b8439ed10</meta:generator>
    <meta:document-statistic meta:object-count="741"/>
  </office:meta>
</office:document-meta>
</file>